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justify" style:justify-single-word="false"/>
      <style:text-properties fo:language="fr" fo:country="FR" fo:font-weight="bold" style:font-weight-asian="bold" style:font-weight-complex="bold"/>
    </style:style>
    <style:style style:name="P3" style:family="paragraph" style:parent-style-name="Standard">
      <style:paragraph-properties fo:text-align="justify" style:justify-single-word="false"/>
      <style:text-properties fo:language="fr" fo:country="FR" fo:font-weight="normal" style:font-weight-asian="normal" style:font-weight-complex="normal"/>
    </style:style>
    <style:style style:name="P4"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5" style:family="paragraph" style:parent-style-name="Standard">
      <style:paragraph-properties fo:text-align="justify" style:justify-single-word="false"/>
      <style:text-properties style:font-name="Lucida Console" fo:font-size="10pt" fo:language="fr" fo:country="FR" style:font-size-asian="10pt" style:font-size-complex="10pt"/>
    </style:style>
    <style:style style:name="P6" style:family="paragraph" style:parent-style-name="Standard">
      <style:paragraph-properties fo:text-align="justify" style:justify-single-word="false"/>
      <style:text-properties style:font-name="Lucida Console" fo:font-size="10pt" style:font-size-asian="10pt" style:font-size-complex="10pt"/>
    </style:style>
    <style:style style:name="P7" style:family="paragraph" style:parent-style-name="Standard">
      <style:paragraph-properties fo:text-align="justify" style:justify-single-word="false"/>
      <style:text-properties style:font-name="Times New Roman" fo:font-size="12pt" fo:language="fr" fo:country="FR" style:font-size-asian="12pt" style:font-size-complex="12pt"/>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fo:font-weight="bold" style:font-weight-asian="bold" style:font-weight-complex="bold"/>
    </style:style>
    <style:style style:name="P10"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1" style:family="paragraph" style:parent-style-name="Standard">
      <style:paragraph-properties fo:text-align="justify" style:justify-single-word="false"/>
      <style:text-properties style:font-name="Times New Roman"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font-name="Courier New"/>
    </style:style>
    <style:style style:name="P18" style:family="paragraph" style:parent-style-name="Standard">
      <style:paragraph-properties fo:text-align="justify" style:justify-single-word="false"/>
      <style:text-properties fo:font-variant="normal" fo:text-transform="none" fo:color="#c5060b" style:font-name="Lucida Console1" fo:font-size="10pt" fo:letter-spacing="normal" fo:font-style="normal" fo:font-weight="normal"/>
    </style:style>
    <style:style style:name="P19" style:family="paragraph" style:parent-style-name="Standard">
      <style:paragraph-properties fo:text-align="justify" style:justify-single-word="false"/>
      <style:text-properties fo:font-variant="normal" fo:text-transform="none" fo:color="#800000" style:font-name="Times New Roman" fo:font-size="12pt" fo:letter-spacing="normal" fo:language="fr" fo:country="FR" fo:font-style="normal" fo:font-weight="normal"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Standard">
      <style:paragraph-properties fo:text-align="start" style:justify-single-word="false"/>
      <style:text-properties fo:font-variant="normal" fo:text-transform="none" fo:color="#000000" style:font-name="Lucida Console" fo:font-size="10pt" fo:letter-spacing="normal" fo:language="fr" fo:country="FR" fo:font-style="normal" fo:font-weight="normal"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variant="normal" fo:text-transform="none" fo:color="#0000ff" style:font-name="Lucida Console1" fo:font-size="10pt" fo:letter-spacing="normal" fo:language="fr" fo:country="FR" fo:font-style="normal" fo:font-weight="normal"/>
    </style:style>
    <style:style style:name="P26" style:family="paragraph" style:parent-style-name="Standard">
      <style:paragraph-properties fo:text-align="justify" style:justify-single-word="false"/>
      <style:text-properties fo:font-variant="normal" fo:text-transform="none" fo:color="#0000ff" style:font-name="Lucida Console1" fo:font-size="10pt" fo:letter-spacing="normal" fo:language="fr" fo:country="FR" fo:font-style="normal" fo:font-weight="normal"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variant="normal" fo:text-transform="none" fo:color="#0000ff" style:font-name="Lucida Console1" fo:font-size="10pt" fo:letter-spacing="normal" fo:language="fr" fo:country="FR" fo:font-style="normal" fo:font-weight="normal"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variant="normal" fo:text-transform="none" fo:color="#0000ff" style:font-name="Lucida Console1" fo:font-size="10pt" fo:letter-spacing="normal" fo:font-style="normal" fo:font-weight="normal"/>
    </style:style>
    <style:style style:name="P29" style:family="paragraph" style:parent-style-name="Standard">
      <style:paragraph-properties fo:text-align="justify" style:justify-single-word="false"/>
      <style:text-properties fo:font-variant="normal" fo:text-transform="none" fo:color="#0000ff" style:font-name="Lucida Console1" fo:font-size="10pt" fo:letter-spacing="normal" fo:font-style="normal" fo:font-weight="normal" style:font-size-asian="10pt" style:font-size-complex="10pt"/>
    </style:style>
    <style:style style:name="P30" style:family="paragraph" style:parent-style-name="Standard">
      <style:paragraph-properties fo:text-align="justify" style:justify-single-word="false"/>
      <style:text-properties fo:font-variant="normal" fo:text-transform="none" fo:color="#0000ff" style:font-name="Lucida Console" fo:font-size="10pt" fo:letter-spacing="normal" fo:language="fr" fo:country="FR" fo:font-style="normal" fo:font-weight="normal" style:font-size-asian="10pt" style:font-size-complex="10pt"/>
    </style:style>
    <style:style style:name="P31" style:family="paragraph" style:parent-style-name="Standard">
      <style:paragraph-properties fo:text-align="start" style:justify-single-word="false"/>
      <style:text-properties fo:font-variant="normal" fo:text-transform="none" fo:color="#0000ff" style:font-name="Lucida Console" fo:font-size="10pt" fo:letter-spacing="normal" fo:language="fr" fo:country="FR" fo:font-style="normal" fo:font-weight="normal" style:font-size-asian="10pt" style:font-size-complex="10pt"/>
    </style:style>
    <style:style style:name="P32" style:family="paragraph" style:parent-style-name="Standard">
      <style:paragraph-properties fo:text-align="start" style:justify-single-word="false"/>
      <style:text-properties fo:font-variant="normal" fo:text-transform="none" fo:color="#0000ff" style:font-name="Lucida Console" fo:font-size="10pt" fo:letter-spacing="normal" fo:language="fr" fo:country="FR" fo:font-style="normal" fo:font-weight="normal"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font-variant="normal" fo:text-transform="none" fo:color="#0000ff" style:font-name="Lucida Console" fo:font-size="10pt" fo:letter-spacing="normal" fo:font-style="normal" fo:font-weight="normal" style:font-size-asian="10pt" style:font-size-complex="10pt"/>
    </style:style>
    <style:style style:name="P34" style:family="paragraph" style:parent-style-name="Standard">
      <style:paragraph-properties fo:text-align="start" style:justify-single-word="false"/>
      <style:text-properties fo:font-variant="normal" fo:text-transform="none" fo:color="#0000ff" style:font-name="Times New Roman" fo:font-size="12pt" fo:letter-spacing="normal" fo:language="fr" fo:country="FR" fo:font-style="normal"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666666" style:font-name="Lucida Console1" fo:font-size="10pt" fo:letter-spacing="normal" fo:language="fr" fo:country="FR" fo:font-style="normal" fo:font-weight="normal"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font-variant="normal" fo:text-transform="none" fo:color="#666666" style:font-name="Lucida Console" fo:font-size="10pt" fo:letter-spacing="normal" fo:language="fr" fo:country="FR" fo:font-style="normal" fo:font-weight="normal" style:font-size-asian="10pt" style:font-size-complex="10pt"/>
    </style:style>
    <style:style style:name="P37" style:family="paragraph" style:parent-style-name="Standard">
      <style:paragraph-properties fo:text-align="start" style:justify-single-word="false"/>
      <style:text-properties fo:font-variant="normal" fo:text-transform="none" fo:color="#666666" style:font-name="Lucida Console" fo:font-size="10pt" fo:letter-spacing="normal" fo:language="fr" fo:country="FR" fo:font-style="normal" fo:font-weight="normal"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font-variant="normal" fo:text-transform="none" fo:color="#333333" style:font-name="Lucida Console" fo:font-size="10pt" fo:letter-spacing="normal" fo:language="fr" fo:country="FR" fo:font-style="normal" fo:font-weight="normal" style:font-size-asian="10pt" style:font-size-complex="10pt"/>
    </style:style>
    <style:style style:name="P39" style:family="paragraph" style:parent-style-name="Standard">
      <style:paragraph-properties fo:text-align="justify" style:justify-single-word="false"/>
      <style:text-properties fo:color="#800000"/>
    </style:style>
    <style:style style:name="P40" style:family="paragraph" style:parent-style-name="Standard">
      <style:paragraph-properties fo:text-align="justify" style:justify-single-word="false"/>
      <style:text-properties fo:color="#800000" style:font-name="Times New Roman" fo:font-size="12pt" style:font-size-asian="12pt" style:font-size-complex="12pt"/>
    </style:style>
    <style:style style:name="P41" style:family="paragraph" style:parent-style-name="Standard">
      <style:paragraph-properties fo:text-align="start" style:justify-single-word="false"/>
    </style:style>
    <style:style style:name="P42" style:family="paragraph" style:parent-style-name="Standard">
      <style:paragraph-properties fo:text-align="start" style:justify-single-word="false"/>
      <style:text-properties fo:color="#000000" style:font-name="Times New Roman" fo:font-size="12pt" fo:language="fr" fo:country="FR" style:font-size-asian="12pt" style:font-size-complex="12pt"/>
    </style:style>
    <style:style style:name="P43" style:family="paragraph" style:parent-style-name="Standard">
      <style:paragraph-properties fo:text-align="start" style:justify-single-word="false"/>
      <style:text-properties fo:color="#000000" style:font-name="Times New Roman" fo:font-size="12pt" style:font-size-asian="12pt" style:font-size-complex="12pt"/>
    </style:style>
    <style:style style:name="P44" style:family="paragraph" style:parent-style-name="Standard">
      <style:paragraph-properties fo:margin-top="0cm" fo:margin-bottom="0.199cm" fo:text-align="justify" style:justify-single-word="false"/>
    </style:style>
    <style:style style:name="P45" style:family="paragraph" style:parent-style-name="Standard">
      <style:paragraph-properties fo:margin-top="0cm" fo:margin-bottom="0.199cm" fo:text-align="justify" style:justify-single-word="false"/>
      <style:text-properties fo:language="fr" fo:country="FR"/>
    </style:style>
    <style:style style:name="P46" style:family="paragraph" style:parent-style-name="Standard">
      <style:paragraph-properties fo:margin-top="0cm" fo:margin-bottom="0.199cm" fo:text-align="justify" style:justify-single-word="false"/>
      <style:text-properties fo:language="fr" fo:country="FR" style:text-underline-style="solid" style:text-underline-width="auto" style:text-underline-color="font-color" fo:font-weight="normal" style:font-weight-asian="normal" style:font-weight-complex="normal"/>
    </style:style>
    <style:style style:name="P47" style:family="paragraph" style:parent-style-name="Standard">
      <style:paragraph-properties fo:margin-top="0cm" fo:margin-bottom="0.199cm" fo:text-align="justify" style:justify-single-word="false"/>
      <style:text-properties fo:language="fr" fo:country="FR" fo:font-weight="normal" style:font-weight-asian="normal" style:font-weight-complex="normal"/>
    </style:style>
    <style:style style:name="P48" style:family="paragraph" style:parent-style-name="Standard">
      <style:paragraph-properties fo:margin-top="0cm" fo:margin-bottom="0.199cm" fo:text-align="justify" style:justify-single-word="false"/>
      <style:text-properties fo:font-variant="normal" fo:text-transform="none" fo:color="#0000ff" style:font-name="Lucida Console" fo:font-size="10pt" fo:letter-spacing="normal" fo:language="fr" fo:country="FR" fo:font-style="normal" fo:font-weight="normal" style:font-size-asian="10pt" style:font-size-complex="10pt"/>
    </style:style>
    <style:style style:name="P49" style:family="paragraph" style:parent-style-name="Standard">
      <style:paragraph-properties fo:margin-top="0cm" fo:margin-bottom="0.199cm" fo:text-align="start" style:justify-single-word="false"/>
      <style:text-properties fo:font-variant="normal" fo:text-transform="none" fo:color="#000000" style:font-name="Times New Roman" fo:font-size="12pt" fo:letter-spacing="normal" fo:language="fr" fo:country="FR" fo:font-style="normal" fo:font-weight="normal" style:font-size-asian="12pt" style:font-weight-asian="normal" style:font-size-complex="12pt" style:font-weight-complex="normal"/>
    </style:style>
    <style:style style:name="P50" style:family="paragraph" style:parent-style-name="Standard">
      <style:paragraph-properties fo:margin-top="0cm" fo:margin-bottom="0cm" fo:text-align="justify" style:justify-single-word="false"/>
    </style:style>
    <style:style style:name="P51" style:family="paragraph" style:parent-style-name="Standard">
      <style:paragraph-properties fo:margin-top="0cm" fo:margin-bottom="0cm" fo:text-align="justify" style:justify-single-word="false"/>
      <style:text-properties fo:font-variant="normal" fo:text-transform="none" fo:color="#0000ff" style:font-name="Lucida Console" fo:font-size="10pt" fo:letter-spacing="normal" fo:language="fr" fo:country="FR" fo:font-style="normal" fo:font-weight="normal" style:font-size-asian="10pt" style:font-size-complex="10pt"/>
    </style:style>
    <style:style style:name="P52" style:family="paragraph" style:parent-style-name="Standard">
      <style:paragraph-properties fo:margin-top="0cm" fo:margin-bottom="0cm" fo:text-align="justify" style:justify-single-word="false"/>
      <style:text-properties fo:font-variant="normal" fo:text-transform="none" fo:color="#0000ff" style:font-name="Lucida Console" fo:font-size="10pt" fo:letter-spacing="normal" fo:font-style="normal" fo:font-weight="normal" style:font-size-asian="10pt" style:font-size-complex="10pt"/>
    </style:style>
    <style:style style:name="P53" style:family="paragraph" style:parent-style-name="Standard">
      <style:paragraph-properties fo:margin-top="0cm" fo:margin-bottom="0cm" fo:text-align="justify" style:justify-single-word="false"/>
      <style:text-properties fo:font-variant="normal" fo:text-transform="none" fo:color="#800000" style:font-name="Times New Roman" fo:font-size="12pt" fo:letter-spacing="normal" fo:language="fr" fo:country="FR" fo:font-style="normal" fo:font-weight="normal" style:font-size-asian="12pt" style:font-size-complex="12pt"/>
    </style:style>
    <style:style style:name="P54" style:family="paragraph" style:parent-style-name="Preformatted_20_Text">
      <style:paragraph-properties fo:margin-top="0cm" fo:margin-bottom="0cm" style:line-height-at-least="0.397cm" fo:orphans="2" fo:widows="2" fo:padding="0cm" fo:border="none"/>
      <style:text-properties fo:font-variant="normal" fo:text-transform="none" fo:color="#000000" style:font-name="Lucida Console1" fo:font-size="10pt" fo:letter-spacing="normal" fo:font-style="normal" fo:font-weight="normal"/>
    </style:style>
    <style:style style:name="P55" style:family="paragraph" style:parent-style-name="Preformatted_20_Text">
      <style:paragraph-properties fo:margin-top="0cm" fo:margin-bottom="0cm" style:line-height-at-least="0.397cm" fo:orphans="2" fo:widows="2" fo:padding="0cm" fo:border="none"/>
      <style:text-properties fo:font-variant="normal" fo:text-transform="none" fo:color="#000000" fo:letter-spacing="normal"/>
    </style:style>
    <style:style style:name="P56" style:family="paragraph" style:parent-style-name="Preformatted_20_Text">
      <style:paragraph-properties fo:text-align="justify" style:justify-single-word="false"/>
      <style:text-properties fo:font-variant="normal" fo:text-transform="none" fo:color="#000000" style:font-name="Lucida Console1" fo:font-size="10pt" fo:letter-spacing="normal" fo:font-style="normal" fo:font-weight="normal"/>
    </style:style>
    <style:style style:name="P57" style:family="paragraph" style:parent-style-name="Preformatted_20_Text">
      <style:paragraph-properties fo:text-align="justify" style:justify-single-word="false"/>
      <style:text-properties fo:font-variant="normal" fo:text-transform="none" fo:color="#000000" style:font-name="Lucida Console1" fo:font-size="10pt" fo:letter-spacing="normal" fo:language="fr" fo:country="FR" fo:font-style="normal" fo:font-weight="normal"/>
    </style:style>
    <style:style style:name="P58" style:family="paragraph" style:parent-style-name="Preformatted_20_Text">
      <style:paragraph-properties fo:text-align="justify" style:justify-single-word="false"/>
      <style:text-properties fo:font-variant="normal" fo:text-transform="none" fo:color="#000000" style:font-name="Lucida Console1" fo:font-size="10pt" fo:letter-spacing="normal" fo:language="fr" fo:country="FR" fo:font-style="normal" fo:font-weight="normal" style:font-size-asian="10pt" style:font-size-complex="10pt"/>
    </style:style>
    <style:style style:name="P59" style:family="paragraph" style:parent-style-name="Preformatted_20_Text">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60" style:family="paragraph" style:parent-style-name="Preformatted_20_Text">
      <style:paragraph-properties fo:margin-left="0cm" fo:margin-right="0cm" fo:margin-top="0cm" fo:margin-bottom="0cm" style:line-height-at-least="0.397cm" fo:text-align="justify" style:justify-single-word="false" fo:orphans="2" fo:widows="2" fo:text-indent="0cm" style:auto-text-indent="false" fo:padding="0cm" fo:border="none"/>
      <style:text-properties fo:font-variant="normal" fo:text-transform="none" fo:color="#0000ff" style:font-name="Lucida Console" fo:font-size="10pt" fo:letter-spacing="normal" fo:font-style="normal" fo:font-weight="normal" style:font-size-asian="10pt" style:font-size-complex="10pt"/>
    </style:style>
    <style:style style:name="P61" style:family="paragraph" style:parent-style-name="Preformatted_20_Text">
      <style:paragraph-properties fo:margin-left="0cm" fo:margin-right="0cm" fo:margin-top="0cm" fo:margin-bottom="0cm" style:line-height-at-least="0.397cm" fo:text-align="justify" style:justify-single-word="false" fo:orphans="2" fo:widows="2" fo:text-indent="0cm" style:auto-text-indent="false" fo:padding="0cm" fo:border="none"/>
      <style:text-properties fo:font-variant="normal" fo:text-transform="none" fo:color="#0000ff" style:font-name="Lucida Console" fo:letter-spacing="normal" fo:language="zxx" fo:country="none" fo:font-style="normal" fo:font-weight="normal" style:language-asian="zxx" style:country-asian="none" style:font-style-asian="normal" style:language-complex="zxx" style:country-complex="none" style:font-style-complex="normal"/>
    </style:style>
    <style:style style:name="P62" style:family="paragraph" style:parent-style-name="Preformatted_20_Text">
      <style:paragraph-properties fo:margin-left="0cm" fo:margin-right="0cm" fo:margin-top="0cm" fo:margin-bottom="0cm" style:line-height-at-least="0.397cm" fo:text-align="justify" style:justify-single-word="false" fo:orphans="2" fo:widows="2" fo:text-indent="0cm" style:auto-text-indent="false" fo:padding="0cm" fo:border="none"/>
    </style:style>
    <style:style style:name="P63" style:family="paragraph" style:parent-style-name="Preformatted_20_Text">
      <style:paragraph-properties fo:margin-left="0cm" fo:margin-right="0cm" style:line-height-at-least="0.397cm" fo:text-align="justify" style:justify-single-word="false" fo:orphans="2" fo:widows="2" fo:text-indent="0cm" style:auto-text-indent="false" fo:padding="0cm" fo:border="none"/>
    </style:style>
    <style:style style:name="P64" style:family="paragraph" style:parent-style-name="Preformatted_20_Text">
      <style:paragraph-properties fo:margin-left="0cm" fo:margin-right="0cm" style:line-height-at-least="0.397cm" fo:text-align="justify" style:justify-single-word="false" fo:orphans="2" fo:widows="2" fo:text-indent="0cm" style:auto-text-indent="false" fo:padding="0cm" fo:border="none"/>
      <style:text-properties fo:font-variant="normal" fo:text-transform="none" fo:color="#0000ff" style:font-name="Lucida Console" fo:letter-spacing="normal" fo:language="zxx" fo:country="none" fo:font-style="normal" fo:font-weight="normal" style:language-asian="zxx" style:country-asian="none" style:language-complex="zxx" style:country-complex="none"/>
    </style:style>
    <style:style style:name="P65" style:family="paragraph" style:parent-style-name="Preformatted_20_Text">
      <style:paragraph-properties fo:margin-left="0cm" fo:margin-right="0cm" style:line-height-at-least="0.397cm" fo:text-align="justify" style:justify-single-word="false" fo:orphans="2" fo:widows="2" fo:text-indent="0cm" style:auto-text-indent="false" fo:padding="0cm" fo:border="none"/>
      <style:text-properties fo:font-variant="normal" fo:text-transform="none" fo:color="#0000ff" style:font-name="Lucida Console" fo:font-size="10pt" fo:letter-spacing="normal" fo:language="zxx" fo:country="none" fo:font-style="normal" fo:font-weight="normal" style:font-size-asian="10pt" style:language-asian="zxx" style:country-asian="none" style:font-size-complex="10pt" style:language-complex="zxx" style:country-complex="none"/>
    </style:style>
    <style:style style:name="P66" style:family="paragraph" style:parent-style-name="Preformatted_20_Text">
      <style:paragraph-properties fo:margin-left="0cm" fo:margin-right="0cm" style:line-height-at-least="0.397cm" fo:text-align="justify" style:justify-single-word="false" fo:orphans="2" fo:widows="2" fo:text-indent="0cm" style:auto-text-indent="false" fo:padding="0cm" fo:border="none"/>
      <style:text-properties style:font-name="Times New Roman" fo:font-size="12pt" style:font-size-asian="12pt" style:font-size-complex="12pt"/>
    </style:style>
    <style:style style:name="P67" style:family="paragraph" style:parent-style-name="Preformatted_20_Text">
      <style:paragraph-properties fo:margin-left="0cm" fo:margin-right="0cm" style:line-height-at-least="0.397cm" fo:text-align="justify" style:justify-single-word="false" fo:orphans="2" fo:widows="2" fo:text-indent="0cm" style:auto-text-indent="false" fo:padding="0cm" fo:border="none"/>
      <style:text-properties style:font-name="Times New Roman" fo:font-size="12pt" style:text-underline-style="solid" style:text-underline-width="auto" style:text-underline-color="font-color" style:font-size-asian="12pt" style:font-size-complex="12pt"/>
    </style:style>
    <style:style style:name="P68" style:family="paragraph" style:parent-style-name="Preformatted_20_Text">
      <style:paragraph-properties fo:margin-left="0cm" fo:margin-right="0cm" fo:margin-top="0cm" fo:margin-bottom="0.199cm" style:line-height-at-least="0.397cm" fo:text-align="justify" style:justify-single-word="false" fo:orphans="2" fo:widows="2" fo:text-indent="0cm" style:auto-text-indent="false" fo:padding="0cm" fo:border="none"/>
      <style:text-properties style:font-name="Times New Roman" fo:font-size="12pt" style:font-size-asian="12pt" style:font-size-complex="12pt"/>
    </style:style>
    <style:style style:name="P69" style:family="paragraph" style:parent-style-name="Preformatted_20_Text">
      <style:paragraph-properties fo:margin-left="0cm" fo:margin-right="0cm" fo:margin-top="0cm" fo:margin-bottom="0.199cm" style:line-height-at-least="0.397cm" fo:text-align="justify" style:justify-single-word="false" fo:orphans="2" fo:widows="2" fo:text-indent="0cm" style:auto-text-indent="false" fo:padding="0cm" fo:border="none"/>
      <style:text-properties fo:font-variant="normal" fo:text-transform="none" fo:color="#0000ff" style:font-name="Lucida Console" fo:letter-spacing="normal" fo:language="zxx" fo:country="none" fo:font-style="normal" fo:font-weight="normal" style:language-asian="zxx" style:country-asian="none" style:font-style-asian="normal" style:language-complex="zxx" style:country-complex="none" style:font-style-complex="normal"/>
    </style:style>
    <style:style style:name="P70" style:family="paragraph" style:parent-style-name="Preformatted_20_Text">
      <style:paragraph-properties style:line-height-at-least="0.397cm" fo:orphans="2" fo:widows="2" fo:padding="0cm" fo:border="none"/>
    </style:style>
    <style:style style:name="P71" style:family="paragraph" style:parent-style-name="Preformatted_20_Text">
      <style:paragraph-properties style:line-height-at-least="0.397cm" fo:orphans="2" fo:widows="2" fo:padding="0cm" fo:border="none"/>
      <style:text-properties fo:font-variant="normal" fo:text-transform="none" fo:color="#000000" style:font-name="Lucida Console1" fo:letter-spacing="normal" fo:language="zxx" fo:country="none" fo:font-style="normal" fo:font-weight="normal" style:language-asian="zxx" style:country-asian="none" style:language-complex="zxx" style:country-complex="none"/>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Preformatted_20_Text">
      <style:paragraph-properties fo:margin-left="0cm" fo:margin-right="0cm" style:line-height-at-least="0.397cm" fo:text-align="justify" style:justify-single-word="false" fo:orphans="2" fo:widows="2" fo:text-indent="0cm" style:auto-text-indent="false" fo:padding="0cm" fo:border="none"/>
    </style:style>
    <style:style style:name="P74" style:family="paragraph" style:parent-style-name="Standard" style:list-style-name="L1">
      <style:paragraph-properties fo:text-align="justify" style:justify-single-word="false"/>
      <style:text-properties fo:font-weight="normal" style:font-weight-asian="normal" style:font-weight-complex="normal"/>
    </style:style>
    <style:style style:name="P75" style:family="paragraph" style:parent-style-name="Standard" style:list-style-name="L2">
      <style:paragraph-properties fo:text-align="justify" style:justify-single-word="false"/>
    </style:style>
    <style:style style:name="P76" style:family="paragraph" style:parent-style-name="Standard" style:list-style-name="L3">
      <style:paragraph-properties fo:text-align="justify" style:justify-single-word="false"/>
    </style:style>
    <style:style style:name="P77" style:family="paragraph" style:parent-style-name="Standard" style:list-style-name="L9">
      <style:paragraph-properties fo:text-align="justify" style:justify-single-word="false"/>
    </style:style>
    <style:style style:name="P78" style:family="paragraph" style:parent-style-name="Standard" style:list-style-name="L10">
      <style:paragraph-properties fo:text-align="justify" style:justify-single-word="false"/>
    </style:style>
    <style:style style:name="P79" style:family="paragraph" style:parent-style-name="Standard" style:list-style-name="L12">
      <style:paragraph-properties fo:text-align="justify" style:justify-single-word="false"/>
    </style:style>
    <style:style style:name="P80" style:family="paragraph" style:parent-style-name="Standard" style:list-style-name="L14">
      <style:paragraph-properties fo:text-align="justify" style:justify-single-word="false"/>
    </style:style>
    <style:style style:name="P81" style:family="paragraph" style:parent-style-name="Standard">
      <style:paragraph-properties fo:text-align="justify" style:justify-single-word="false"/>
      <style:text-properties fo:font-variant="normal" fo:text-transform="none" fo:color="#0000ff" style:font-name="Lucida Console" fo:font-size="10pt" fo:letter-spacing="normal" fo:language="fr" fo:country="FR" fo:font-style="normal" fo:font-weight="normal" style:font-size-asian="10pt" style:font-size-complex="10pt"/>
    </style:style>
    <style:style style:name="P82" style:family="paragraph" style:parent-style-name="Standard" style:list-style-name="L8">
      <style:paragraph-properties fo:text-align="start" style:justify-single-word="false"/>
      <style:text-properties fo:font-variant="normal" fo:text-transform="none" fo:color="#0000ff" style:font-name="Lucida Console" fo:font-size="10pt" fo:letter-spacing="normal" fo:language="fr" fo:country="FR" fo:font-style="normal" fo:font-weight="normal" style:font-size-asian="10pt" style:font-weight-asian="normal" style:font-size-complex="10pt" style:font-weight-complex="normal"/>
    </style:style>
    <style:style style:name="P83" style:family="paragraph" style:parent-style-name="Standard" style:list-style-name="L21">
      <style:paragraph-properties fo:text-align="start" style:justify-single-word="false"/>
      <style:text-properties fo:font-variant="normal" fo:text-transform="none" fo:color="#0000ff" style:font-name="Lucida Console1" fo:font-size="10pt" fo:letter-spacing="normal" fo:language="fr" fo:country="FR" fo:font-style="normal" fo:font-weight="normal" style:font-size-asian="10pt" style:font-weight-asian="normal" style:font-size-complex="10pt" style:font-weight-complex="normal"/>
    </style:style>
    <style:style style:name="P84" style:family="paragraph" style:parent-style-name="Standard" style:list-style-name="L4">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size-asian="12pt" style:font-weight-asian="normal" style:font-size-complex="12pt" style:font-weight-complex="normal"/>
    </style:style>
    <style:style style:name="P85" style:family="paragraph" style:parent-style-name="Standard" style:list-style-name="L5">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size-asian="12pt" style:font-weight-asian="normal" style:font-size-complex="12pt" style:font-weight-complex="normal"/>
    </style:style>
    <style:style style:name="P86" style:family="paragraph" style:parent-style-name="Standard" style:list-style-name="L6">
      <style:paragraph-properties fo:text-align="start" style:justify-single-word="false"/>
    </style:style>
    <style:style style:name="P87" style:family="paragraph" style:parent-style-name="Standard" style:list-style-name="L8">
      <style:paragraph-properties fo:text-align="start" style:justify-single-word="false"/>
    </style:style>
    <style:style style:name="P88" style:family="paragraph" style:parent-style-name="Standard" style:list-style-name="L21">
      <style:paragraph-properties fo:text-align="start" style:justify-single-word="false"/>
    </style:style>
    <style:style style:name="P89" style:family="paragraph" style:parent-style-name="Standard" style:list-style-name="L7">
      <style:paragraph-properties fo:text-align="start" style:justify-single-word="false"/>
      <style:text-properties fo:color="#000000" style:font-name="Times New Roman" fo:font-size="12pt" fo:language="fr" fo:country="FR" style:font-size-asian="12pt" style:font-size-complex="12pt"/>
    </style:style>
    <style:style style:name="P90" style:family="paragraph" style:parent-style-name="Standard" style:list-style-name="L11">
      <style:paragraph-properties fo:text-align="justify" style:justify-single-word="false"/>
      <style:text-properties fo:language="fr" fo:country="FR"/>
    </style:style>
    <style:style style:name="P91" style:family="paragraph" style:parent-style-name="Standard" style:list-style-name="L12">
      <style:paragraph-properties fo:text-align="justify" style:justify-single-word="false"/>
      <style:text-properties fo:language="fr" fo:country="FR"/>
    </style:style>
    <style:style style:name="P92" style:family="paragraph" style:parent-style-name="Standard" style:list-style-name="L13">
      <style:paragraph-properties fo:text-align="justify" style:justify-single-word="false"/>
      <style:text-properties fo:language="fr" fo:country="FR"/>
    </style:style>
    <style:style style:name="P93" style:family="paragraph" style:parent-style-name="Standard" style:list-style-name="L15">
      <style:paragraph-properties fo:text-align="justify" style:justify-single-word="false"/>
      <style:text-properties fo:language="fr" fo:country="FR" fo:font-weight="normal" style:font-weight-asian="normal" style:font-weight-complex="normal"/>
    </style:style>
    <style:style style:name="P94" style:family="paragraph" style:parent-style-name="Standard" style:list-style-name="L16">
      <style:paragraph-properties fo:text-align="justify" style:justify-single-word="false"/>
      <style:text-properties fo:language="fr" fo:country="FR" fo:font-weight="normal" style:font-weight-asian="normal" style:font-weight-complex="normal"/>
    </style:style>
    <style:style style:name="P95" style:family="paragraph" style:parent-style-name="Standard" style:list-style-name="L17">
      <style:paragraph-properties fo:text-align="justify" style:justify-single-word="false"/>
      <style:text-properties fo:language="fr" fo:country="FR" fo:font-weight="normal" style:font-weight-asian="normal" style:font-weight-complex="normal"/>
    </style:style>
    <style:style style:name="P96" style:family="paragraph" style:parent-style-name="Standard" style:list-style-name="L18">
      <style:paragraph-properties fo:text-align="justify" style:justify-single-word="false"/>
      <style:text-properties fo:language="fr" fo:country="FR" fo:font-weight="normal" style:font-weight-asian="normal" style:font-weight-complex="normal"/>
    </style:style>
    <style:style style:name="P97" style:family="paragraph" style:parent-style-name="Standard" style:list-style-name="L19">
      <style:paragraph-properties fo:text-align="justify" style:justify-single-word="false"/>
      <style:text-properties fo:language="fr" fo:country="FR" fo:font-weight="normal" style:font-weight-asian="normal" style:font-weight-complex="normal"/>
    </style:style>
    <style:style style:name="P98" style:family="paragraph" style:parent-style-name="Standard" style:list-style-name="L20">
      <style:paragraph-properties fo:text-align="justify" style:justify-single-word="false"/>
      <style:text-properties fo:language="fr" fo:country="FR" fo:font-weight="normal" style:font-weight-asian="normal" style:font-weight-complex="normal"/>
    </style:style>
    <style:style style:name="P99" style:family="paragraph" style:parent-style-name="Heading_20_2">
      <style:paragraph-properties fo:margin-top="0cm" fo:margin-bottom="0cm"/>
      <style:text-properties style:font-name="Times New Roman" fo:font-size="12pt" fo:font-style="normal" style:font-size-asian="12pt" style:font-style-asian="normal" style:font-size-complex="12pt" style:font-style-complex="normal"/>
    </style:style>
    <style:style style:name="P100" style:family="paragraph" style:parent-style-name="Heading_20_2">
      <style:paragraph-properties fo:margin-top="0cm" fo:margin-bottom="0cm" fo:keep-with-next="always"/>
    </style:style>
    <style:style style:name="P101" style:family="paragraph" style:parent-style-name="Heading_20_2">
      <style:paragraph-properties fo:margin-top="0cm" fo:margin-bottom="0cm" fo:keep-with-next="always"/>
      <style:text-properties style:font-name="Times New Roman" fo:font-size="12pt" fo:language="zxx" fo:country="none" fo:font-style="normal" style:font-name-asian="Andale Sans UI" style:font-size-asian="12pt" style:language-asian="zxx" style:country-asian="none" style:font-style-asian="normal" style:font-name-complex="Tahoma" style:font-size-complex="12pt" style:language-complex="zxx" style:country-complex="none" style:font-style-complex="normal"/>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language="fr" fo:country="FR"/>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fo:font-weight="normal" style:font-size-asian="12pt" style:font-size-complex="12pt"/>
    </style:style>
    <style:style style:name="T7" style:family="text">
      <style:text-properties style:font-name="Times New Roman" fo:font-size="12pt" fo:language="fr" fo:country="FR" style:font-size-asian="12pt" style:font-size-complex="12pt"/>
    </style:style>
    <style:style style:name="T8" style:family="text">
      <style:text-properties style:font-name="Times New Roman" fo:font-size="12pt" fo:language="fr" fo:country="FR" fo:font-style="normal" fo:font-weight="normal" style:font-size-asian="12pt" style:font-size-complex="12pt"/>
    </style:style>
    <style:style style:name="T9" style:family="text">
      <style:text-properties style:font-name="Times New Roman" fo:font-weight="normal" style:font-weight-asian="normal" style:font-weight-complex="normal"/>
    </style:style>
    <style:style style:name="T10" style:family="text">
      <style:text-properties style:font-name="Lucida Console" fo:font-size="10pt" style:font-size-asian="10pt" style:font-size-complex="10pt"/>
    </style:style>
    <style:style style:name="T11" style:family="text">
      <style:text-properties style:font-name="Lucida Console" fo:font-size="10pt" fo:language="fr" fo:country="FR" style:font-size-asian="10pt" style:font-weight-asian="normal" style:font-size-complex="10pt" style:font-weight-complex="normal"/>
    </style:style>
    <style:style style:name="T12" style:family="text">
      <style:text-properties style:font-name="Lucida Console" fo:font-size="10pt" fo:language="fr" fo:country="FR" style:font-size-asian="10pt" style:font-size-complex="10pt"/>
    </style:style>
    <style:style style:name="T13" style:family="text">
      <style:text-properties style:font-name="Lucida Console" fo:font-size="10pt" fo:font-style="normal" style:font-size-asian="10pt" style:font-style-asian="normal" style:font-size-complex="10pt" style:font-style-complex="normal"/>
    </style:style>
    <style:style style:name="T14" style:family="text">
      <style:text-properties fo:font-variant="normal" fo:text-transform="none" fo:color="#800000" style:font-name="Times New Roman" fo:font-size="12pt" fo:letter-spacing="normal" fo:font-style="normal" fo:font-weight="normal" style:font-size-asian="12pt" style:font-size-complex="12pt"/>
    </style:style>
    <style:style style:name="T15" style:family="text">
      <style:text-properties fo:font-variant="normal" fo:text-transform="none" fo:color="#800000" style:font-name="Times New Roman" fo:font-size="12pt" fo:letter-spacing="normal" fo:language="zxx" fo:country="none" fo:font-style="normal" fo:font-weight="normal" style:font-size-asian="12pt" style:language-asian="zxx" style:country-asian="none" style:font-size-complex="12pt" style:language-complex="zxx" style:country-complex="none"/>
    </style:style>
    <style:style style:name="T16" style:family="text">
      <style:text-properties fo:font-variant="normal" fo:text-transform="none" fo:color="#0000ff" style:font-name="Lucida Console1" fo:font-size="10pt" fo:letter-spacing="normal" fo:font-style="normal" fo:font-weight="normal"/>
    </style:style>
    <style:style style:name="T17" style:family="text">
      <style:text-properties fo:font-variant="normal" fo:text-transform="none" fo:color="#0000ff" style:font-name="Lucida Console1" fo:font-size="10pt" fo:letter-spacing="normal" fo:font-style="normal" fo:font-weight="normal" style:font-size-asian="10pt" style:font-size-complex="10pt"/>
    </style:style>
    <style:style style:name="T18" style:family="text">
      <style:text-properties fo:font-variant="normal" fo:text-transform="none" fo:color="#0000ff" style:font-name="Lucida Console1" fo:font-size="10pt" fo:letter-spacing="normal" fo:font-style="normal" fo:font-weight="normal" style:font-size-asian="10pt" style:font-weight-asian="normal" style:font-size-complex="10pt" style:font-weight-complex="normal"/>
    </style:style>
    <style:style style:name="T19" style:family="text">
      <style:text-properties fo:font-variant="normal" fo:text-transform="none" fo:color="#0000ff" style:font-name="Lucida Console1" fo:font-size="10pt" fo:letter-spacing="normal" fo:language="fr" fo:country="FR" fo:font-style="normal" fo:font-weight="normal"/>
    </style:style>
    <style:style style:name="T20" style:family="text">
      <style:text-properties fo:font-variant="normal" fo:text-transform="none" fo:color="#0000ff" style:font-name="Lucida Console1" fo:font-size="10pt" fo:letter-spacing="normal" fo:language="fr" fo:country="FR" fo:font-style="normal" fo:font-weight="normal" style:font-size-asian="10pt" style:font-weight-asian="normal" style:font-size-complex="10pt" style:font-weight-complex="normal"/>
    </style:style>
    <style:style style:name="T21" style:family="text">
      <style:text-properties fo:font-variant="normal" fo:text-transform="none" fo:color="#0000ff" style:font-name="Lucida Console1" fo:font-size="10pt" fo:letter-spacing="normal" fo:language="fr" fo:country="FR" fo:font-style="normal" fo:font-weight="normal" style:font-size-asian="10pt" style:font-size-complex="10pt"/>
    </style:style>
    <style:style style:name="T22" style:family="text">
      <style:text-properties fo:font-variant="normal" fo:text-transform="none" fo:color="#0000ff" style:font-name="Lucida Console" fo:letter-spacing="normal" fo:language="zxx" fo:country="none" fo:font-style="normal" fo:font-weight="normal" style:language-asian="zxx" style:country-asian="none" style:language-complex="zxx" style:country-complex="none"/>
    </style:style>
    <style:style style:name="T23" style:family="text">
      <style:text-properties fo:font-variant="normal" fo:text-transform="none" fo:color="#0000ff" style:font-name="Lucida Console" fo:letter-spacing="normal" fo:language="zxx" fo:country="none" fo:font-style="normal" fo:font-weight="normal" style:language-asian="zxx" style:country-asian="none" style:font-style-asian="normal" style:language-complex="zxx" style:country-complex="none" style:font-style-complex="normal"/>
    </style:style>
    <style:style style:name="T24" style:family="text">
      <style:text-properties fo:font-variant="normal" fo:text-transform="none" fo:color="#0000ff" style:font-name="Lucida Console" fo:font-size="10pt" fo:letter-spacing="normal" fo:language="zxx" fo:country="none" fo:font-style="normal" fo:font-weight="normal" style:font-size-asian="10pt" style:language-asian="zxx" style:country-asian="none" style:font-size-complex="10pt" style:language-complex="zxx" style:country-complex="none"/>
    </style:style>
    <style:style style:name="T25" style:family="text">
      <style:text-properties fo:font-variant="normal" fo:text-transform="none" fo:color="#0000ff" style:font-name="Lucida Console" fo:font-size="10pt" fo:letter-spacing="normal" fo:language="zxx" fo:country="none" fo:font-style="normal" fo:font-weight="normal" style:font-size-asian="10pt" style:language-asian="zxx" style:country-asian="none" style:font-style-asian="normal" style:font-size-complex="10pt" style:language-complex="zxx" style:country-complex="none" style:font-style-complex="normal"/>
    </style:style>
    <style:style style:name="T26" style:family="text">
      <style:text-properties fo:font-variant="normal" fo:text-transform="none" fo:color="#0000ff" style:font-name="Lucida Console" fo:font-size="10pt" fo:letter-spacing="normal" fo:font-style="normal" fo:font-weight="normal" style:font-size-asian="10pt" style:font-size-complex="10pt"/>
    </style:style>
    <style:style style:name="T27" style:family="text">
      <style:text-properties fo:font-variant="normal" fo:text-transform="none" fo:color="#0000ff" style:font-name="Lucida Console" fo:font-size="10pt" fo:letter-spacing="normal" fo:language="fr" fo:country="FR" fo:font-style="normal" fo:font-weight="normal" style:font-size-asian="10pt" style:font-size-complex="10pt"/>
    </style:style>
    <style:style style:name="T28" style:family="text">
      <style:text-properties fo:font-variant="normal" fo:text-transform="none" fo:color="#0000ff" style:font-name="Lucida Console" fo:font-size="10pt" fo:letter-spacing="normal" fo:language="fr" fo:country="FR" fo:font-style="normal" fo:font-weight="normal" style:font-size-asian="10pt" style:font-weight-asian="normal" style:font-size-complex="10pt" style:font-weight-complex="normal"/>
    </style:style>
    <style:style style:name="T29" style:family="text">
      <style:text-properties fo:font-variant="normal" fo:text-transform="none" fo:color="#0000ff" style:font-name="Lucida Console" fo:font-size="10pt" fo:letter-spacing="normal" fo:language="fr" fo:country="FR" fo:font-style="normal" fo:font-weight="bold" style:font-size-asian="10pt" style:font-weight-asian="bold" style:font-size-complex="10pt" style:font-weight-complex="bold"/>
    </style:style>
    <style:style style:name="T30" style:family="text">
      <style:text-properties fo:font-variant="normal" fo:text-transform="none" fo:color="#0000ff" style:font-name="Lucida Console" fo:font-size="12pt" fo:letter-spacing="normal" fo:language="zxx" fo:country="none" fo:font-style="normal" fo:font-weight="normal" style:font-size-asian="12pt" style:language-asian="zxx" style:country-asian="none" style:font-size-complex="12pt" style:language-complex="zxx" style:country-complex="none"/>
    </style:style>
    <style:style style:name="T31" style:family="text">
      <style:text-properties fo:font-variant="normal" fo:text-transform="none" fo:color="#0000ff" style:font-name="Lucida Console" fo:font-size="12pt" fo:letter-spacing="normal" fo:language="zxx" fo:country="none" fo:font-style="normal" fo:font-weight="normal" style:font-size-asian="12pt" style:language-asian="zxx" style:country-asian="none" style:font-style-asian="normal" style:font-size-complex="12pt" style:language-complex="zxx" style:country-complex="none" style:font-style-complex="normal"/>
    </style:style>
    <style:style style:name="T32" style:family="text">
      <style:text-properties fo:font-variant="normal" fo:text-transform="none" fo:color="#0000ff" style:font-name="Times New Roman" fo:font-size="12pt" fo:letter-spacing="normal" fo:language="zxx" fo:country="none" fo:font-style="normal" fo:font-weight="normal" style:font-size-asian="12pt" style:language-asian="zxx" style:country-asian="none" style:font-size-complex="12pt" style:language-complex="zxx" style:country-complex="none"/>
    </style:style>
    <style:style style:name="T33" style:family="text">
      <style:text-properties fo:font-variant="normal" fo:text-transform="none" fo:color="#0000ff" style:font-name="Times New Roman" fo:font-size="12pt" fo:letter-spacing="normal" fo:language="fr" fo:country="FR" fo:font-style="normal" fo:font-weight="normal" style:font-size-asian="12pt" style:font-weight-asian="normal" style:font-size-complex="12pt" style:font-weight-complex="normal"/>
    </style:style>
    <style:style style:name="T34" style:family="text">
      <style:text-properties fo:font-variant="normal" fo:text-transform="none" fo:color="#000000" style:font-name="Lucida Console1" fo:font-size="10pt" fo:letter-spacing="normal" fo:language="fr" fo:country="FR" fo:font-style="normal" style:font-weight-asian="normal" style:font-weight-complex="normal"/>
    </style:style>
    <style:style style:name="T35" style:family="text">
      <style:text-properties fo:font-variant="normal" fo:text-transform="none" fo:color="#000000" style:font-name="Lucida Console1" fo:font-size="10pt" fo:letter-spacing="normal" fo:font-style="normal"/>
    </style:style>
    <style:style style:name="T36" style:family="text">
      <style:text-properties fo:font-variant="normal" fo:text-transform="none" fo:color="#000000" style:font-name="Lucida Console1" fo:font-size="10pt" fo:letter-spacing="normal" fo:language="zxx" fo:country="none" fo:font-style="normal" fo:font-weight="normal" style:font-size-asian="10pt" style:language-asian="zxx" style:country-asian="none" style:font-size-complex="10pt" style:language-complex="zxx" style:country-complex="none"/>
    </style:style>
    <style:style style:name="T37" style:family="text">
      <style:text-properties fo:font-variant="normal" fo:text-transform="none" fo:color="#000000" style:font-name="Times New Roman" fo:font-size="12pt" fo:letter-spacing="normal" fo:font-style="normal" style:font-size-asian="12pt" style:font-size-complex="12pt"/>
    </style:style>
    <style:style style:name="T38" style:family="text">
      <style:text-properties fo:font-variant="normal" fo:text-transform="none" fo:color="#000000" style:font-name="Times New Roman" fo:font-size="12pt" fo:letter-spacing="normal" fo:font-style="normal" fo:font-weight="normal" style:font-size-asian="12pt" style:font-size-complex="12pt"/>
    </style:style>
    <style:style style:name="T3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40" style:family="text">
      <style:text-properties fo:font-variant="normal" fo:text-transform="none" fo:color="#000000" style:font-name="Times New Roman" fo:font-size="12pt" fo:letter-spacing="normal" fo:language="fr" fo:country="FR" fo:font-style="normal" style:font-size-asian="12pt" style:font-size-complex="12pt"/>
    </style:style>
    <style:style style:name="T41" style:family="text">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T42" style:family="text">
      <style:text-properties fo:font-variant="normal" fo:text-transform="none" fo:color="#000000" style:font-name="Times New Roman" fo:font-size="12pt" fo:letter-spacing="normal" fo:language="fr" fo:country="FR"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size-complex="12pt"/>
    </style:style>
    <style:style style:name="T44" style:family="text">
      <style:text-properties fo:font-variant="normal" fo:text-transform="none" fo:color="#000000" style:font-name="Times New Roman" fo:font-size="12pt" fo:letter-spacing="normal" fo:language="fr" fo:country="FR" style:font-size-asian="12pt" style:font-size-complex="12pt"/>
    </style:style>
    <style:style style:name="T45" style:family="text">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size-complex="12pt" style:language-complex="zxx" style:country-complex="none"/>
    </style:style>
    <style:style style:name="T46" style:family="text">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style-asian="normal" style:font-size-complex="12pt" style:language-complex="zxx" style:country-complex="none" style:font-style-complex="normal"/>
    </style:style>
    <style:style style:name="T47" style:family="text">
      <style:text-properties fo:font-variant="normal" fo:text-transform="none" fo:color="#000000" style:font-name="Times New Roman" fo:font-size="10pt" fo:letter-spacing="normal" fo:language="zxx" fo:country="none" fo:font-style="normal" fo:font-weight="normal" style:font-size-asian="10pt" style:language-asian="zxx" style:country-asian="none" style:font-size-complex="10pt" style:language-complex="zxx" style:country-complex="none"/>
    </style:style>
    <style:style style:name="T48" style:family="text">
      <style:text-properties fo:font-variant="normal" fo:text-transform="none" fo:color="#000000" style:font-name="Lucida Console" fo:font-size="10pt" fo:letter-spacing="normal" fo:language="fr" fo:country="FR" fo:font-style="normal" fo:font-weight="normal" style:font-size-asian="10pt" style:font-size-complex="10pt"/>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808080" style:font-name="Lucida Console1" fo:font-size="10pt" fo:letter-spacing="normal" fo:font-style="normal" fo:font-weight="normal" style:font-size-asian="10pt" style:font-size-complex="10pt"/>
    </style:style>
    <style:style style:name="T51" style:family="text">
      <style:text-properties fo:font-variant="normal" fo:text-transform="none" fo:color="#808080" style:font-name="Lucida Console1" fo:font-size="10pt" fo:letter-spacing="normal" fo:font-style="normal" fo:font-weight="normal" style:font-size-asian="10pt" style:font-weight-asian="normal" style:font-size-complex="10pt" style:font-weight-complex="normal"/>
    </style:style>
    <style:style style:name="T52" style:family="text">
      <style:text-properties fo:font-variant="normal" fo:text-transform="none" fo:color="#808080" style:font-name="Lucida Console1" fo:font-size="10pt" fo:letter-spacing="normal" fo:language="fr" fo:country="FR" fo:font-style="normal" fo:font-weight="normal" style:font-size-asian="10pt" style:font-weight-asian="normal" style:font-size-complex="10pt" style:font-weight-complex="normal"/>
    </style:style>
    <style:style style:name="T53" style:family="text">
      <style:text-properties fo:font-variant="normal" fo:text-transform="none" fo:color="#808080" style:font-name="Lucida Console" fo:font-size="10pt" fo:letter-spacing="normal" fo:language="fr" fo:country="FR" fo:font-style="normal" fo:font-weight="normal" style:font-size-asian="10pt" style:font-size-complex="10pt"/>
    </style:style>
    <style:style style:name="T54" style:family="text">
      <style:text-properties fo:font-variant="normal" fo:text-transform="none" fo:color="#1c1c1c" style:font-name="Lucida Console" fo:font-size="10pt" fo:letter-spacing="normal" fo:language="fr" fo:country="FR" fo:font-style="normal" fo:font-weight="normal" style:font-size-asian="10pt" style:font-size-complex="10pt"/>
    </style:style>
    <style:style style:name="T55" style:family="text">
      <style:text-properties fo:font-variant="normal" fo:text-transform="none" fo:letter-spacing="normal" fo:language="fr" fo:country="FR" fo:font-style="normal" fo:font-weight="normal"/>
    </style:style>
    <style:style style:name="T56" style:family="text">
      <style:text-properties fo:font-variant="normal" fo:text-transform="none" fo:color="#333333" style:font-name="Lucida Console" fo:font-size="10pt" fo:letter-spacing="normal" fo:font-style="normal" fo:font-weight="normal" style:font-size-asian="10pt" style:font-size-complex="10pt"/>
    </style:style>
    <style:style style:name="T57" style:family="text">
      <style:text-properties fo:language="en" fo:country="GB"/>
    </style:style>
    <style:style style:name="T58" style:family="text">
      <style:text-properties fo:language="fr" fo:country="FR"/>
    </style:style>
    <style:style style:name="T59" style:family="text">
      <style:text-properties fo:language="fr" fo:country="FR" style:font-weight-asian="normal" style:font-weight-complex="normal"/>
    </style:style>
    <style:style style:name="T60" style:family="text">
      <style:text-properties fo:language="fr" fo:country="FR" fo:font-weight="bold" style:font-weight-asian="bold" style:font-weight-complex="bold"/>
    </style:style>
    <style:style style:name="T61" style:family="text">
      <style:text-properties style:font-name="Lucida Console1" fo:font-size="10pt"/>
    </style:style>
    <style:style style:name="T62" style:family="text">
      <style:text-properties style:font-name="Lucida Console1" fo:font-size="10pt" fo:font-style="normal" fo:font-weight="normal"/>
    </style:style>
    <style:style style:name="T63" style:family="text">
      <style:text-properties fo:color="#000000"/>
    </style:style>
    <style:style style:name="T64" style:family="text">
      <style:text-properties fo:color="#000000" fo:language="fr" fo:country="FR" style:font-weight-asian="normal" style:font-weight-complex="normal"/>
    </style:style>
    <style:style style:name="T65" style:family="text">
      <style:text-properties fo:color="#000000" style:font-name="Times New Roman" fo:font-size="12pt" style:font-size-asian="12pt" style:font-size-complex="12pt"/>
    </style:style>
    <style:style style:name="T66" style:family="text">
      <style:text-properties fo:color="#000000" style:font-name="Times New Roman" fo:font-size="12pt" style:text-underline-style="solid" style:text-underline-width="auto" style:text-underline-color="font-color" style:font-size-asian="12pt" style:font-size-complex="12pt"/>
    </style:style>
    <style:style style:name="T67" style:family="text">
      <style:text-properties fo:color="#000000" style:font-name="Times New Roman" fo:font-size="12pt" fo:language="fr" fo:country="FR" style:font-size-asian="12pt" style:font-size-complex="12pt"/>
    </style:style>
    <style:style style:name="T68" style:family="text">
      <style:text-properties fo:color="#000000" style:font-name="Times New Roman" fo:font-size="12pt" fo:language="fr" fo:country="FR" fo:font-weight="bold" style:font-size-asian="12pt" style:font-weight-asian="bold" style:font-size-complex="12pt" style:font-weight-complex="bold"/>
    </style:style>
    <style:style style:name="T69" style:family="text">
      <style:text-properties fo:font-weight="normal" style:font-weight-asian="normal" style:font-weight-complex="normal"/>
    </style:style>
    <style:style style:name="T70" style:family="text">
      <style:text-properties style:text-position="super 58%"/>
    </style:style>
    <style:style style:name="T71" style:family="text">
      <style:text-properties style:font-size-asian="10pt" style:font-size-complex="10pt"/>
    </style:style>
    <style:style style:name="T72" style:family="text">
      <style:text-properties fo:color="#808080"/>
    </style:style>
    <style:style style:name="T73" style:family="text">
      <style:text-properties fo:color="#666666"/>
    </style:style>
    <style:style style:name="T74" style:family="text">
      <style:text-properties fo:color="#666666" style:font-name="Lucida Console"/>
    </style:style>
    <style:style style:name="T75" style:family="text">
      <style:text-properties style:text-underline-style="solid" style:text-underline-width="auto" style:text-underline-color="font-color"/>
    </style:style>
    <style:style style:name="T76" style:family="text">
      <style:text-properties fo:color="#333333"/>
    </style:style>
    <style:style style:name="T77" style:family="text">
      <style:text-properties fo:color="#0000ff" style:font-name="Lucida Console" fo:font-size="10pt" style:font-size-asian="10pt" style:font-size-complex="10pt"/>
    </style:style>
    <style:style style:name="T78" style:family="text">
      <style:text-properties style:font-name="Times New Roman"/>
    </style:style>
    <style:style style:name="T79" style:family="text">
      <style:text-properties style:font-name="Times New Roman"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2">Knowing R's environment :<text:tab/>1</text:p>
          <text:p text:style-name="P72">Knowing and manipulating data<text:tab/>2</text:p>
          <text:p text:style-name="P72">Regular expressions:<text:tab/>7</text:p>
          <text:p text:style-name="P72">Dates<text:tab/>8</text:p>
          <text:p text:style-name="P72">Reading Data Files<text:tab/>9</text:p>
          <text:p text:style-name="P72">Importing / getting data<text:tab/>10</text:p>
          <text:p text:style-name="P72">Functions :<text:tab/>11</text:p>
          <text:p text:style-name="P72">Vectors, lists and matrices<text:tab/>11</text:p>
          <text:p text:style-name="P72">Simulating / randomizing data<text:tab/>12</text:p>
          <text:p text:style-name="P72">Graphics<text:tab/>12</text:p>
          <text:p text:style-name="P72">Debugging tools<text:tab/>13</text:p>
          <text:p text:style-name="P72">R Profiler (examining how much time is being spent in different parts of a program)<text:tab/>13</text:p>
          <text:p text:style-name="P72">XML data:<text:tab/>14</text:p>
          <text:p text:style-name="P72">JSON data:<text:tab/>15</text:p>
          <text:p text:style-name="P72">mySQL databases with R<text:tab/>15</text:p>
          <text:p text:style-name="P72">HDF5 (Hierarchal data format)<text:tab/>16</text:p>
          <text:p text:style-name="P72">Reading data from the web (webscraping):<text:tab/>17</text:p>
          <text:p text:style-name="P72">APIs<text:tab/>17</text:p>
        </text:index-body>
      </text:table-of-content>
      <text:p text:style-name="P12"/>
      <text:p text:style-name="P12"/>
      <text:p text:style-name="P12"/>
      <text:h text:style-name="P99" text:outline-level="2">Knowing R's environment :</text:h>
      <text:p text:style-name="P16"/>
      <text:p text:style-name="P30"><text:bookmark text:name="rstudio_console_output"/>R.version.string </text:p>
      <text:p text:style-name="P16"><text:span text:style-name="T27">ls()</text:span><text:span text:style-name="T4"> : lists objects in global environment</text:span></text:p>
      <text:p text:style-name="P30">list.files()</text:p>
      <text:p text:style-name="P30">dir()</text:p>
      <text:p text:style-name="P5"/>
      <text:p text:style-name="P7">working directory</text:p>
      <text:p text:style-name="P30">getwd()</text:p>
      <text:p text:style-name="P30">setwd()</text:p>
      <text:p text:style-name="P30"/>
      <text:p text:style-name="P7">relative paths :</text:p>
      <text:p text:style-name="P16"><text:span text:style-name="T27">setwd("./data")</text:span><text:span text:style-name="T4"> : get into the data directory from your current directory</text:span></text:p>
      <text:p text:style-name="P16"><text:span text:style-name="T27">setwd("../")</text:span><text:span text:style-name="T4"> : move up the previous directory</text:span></text:p>
      <text:p text:style-name="P5"/>
      <text:p text:style-name="P16"><text:span text:style-name="T27">search()</text:span><text:span text:style-name="T10"> </text:span><text:span text:style-name="T4">: gives the environments in the order where R searches for objects, gives all the packages loaded into R. The global environment is always the first one in the search list.</text:span></text:p>
      <text:p text:style-name="P6"/>
      <text:p text:style-name="P16"><text:span text:style-name="T27">args()</text:span> : gives the arguments of a function</text:p>
      <text:p text:style-name="P16"><text:span text:style-name="T27">dir.create()</text:span> : create a folder in your wd</text:p>
      <text:p text:style-name="P16"><text:span text:style-name="T27">unlink()</text:span> : removes folders<text:tab/></text:p>
      <text:p text:style-name="P16"><text:span text:style-name="T27">file.create()</text:span> : create a file</text:p>
      <text:p text:style-name="P30">file.info() </text:p>
      <text:p text:style-name="P30">file.rename()</text:p>
      <text:p text:style-name="P30">file.remove</text:p>
      <text:p text:style-name="P30">file.copy()</text:p>
      <text:p text:style-name="P30">file.path()</text:p>
      <text:p text:style-name="P16"/>
      <text:p text:style-name="P16"><text:span text:style-name="T28">Sys.Date()</text:span><text:span text:style-name="T11"> </text:span><text:span text:style-name="T59">: </text:span></text:p>
      <text:p text:style-name="P16"><text:span text:style-name="T28">Sys.time()</text:span><text:span text:style-name="T59"> : by default f</text:span><text:span text:style-name="T64">ormat is </text:span><text:bookmark text:name="rstudio_console_output4"/><text:span text:style-name="T34">POSIXct</text:span><text:span text:style-name="T64">. Use </text:span><text:bookmark text:name="rstudio_console_output3"/><text:span text:style-name="T35">as.POSIXlt(Sys.time())</text:span><text:span text:style-name="T37"> </text:span><text:span text:style-name="T40">to change the format.</text:span><text:span text:style-name="T59"> </text:span></text:p>
      <text:p text:style-name="P13"/>
      <text:p text:style-name="P16"><text:span text:style-name="T28">Source()</text:span> : gets your code<text:tab/></text:p>
      <text:p text:style-name="P13"><text:soft-page-break/></text:p>
      <text:p text:style-name="P16"><text:span text:style-name="T27">gsub</text:span> : fonction qui sert à remplacer. A travailler pour pouvoir remplacer les"\" par des "/" pour setwd</text:p>
      <text:p text:style-name="P12"/>
      <text:p text:style-name="P16"><text:span text:style-name="T27">file.exists("directoryName") </text:span>: checks if the direcotry exists</text:p>
      <text:p text:style-name="P16"><text:span text:style-name="T27">dir.create("directoryName") </text:span>: will create a directory if it does not exist</text:p>
      <text:p text:style-name="P15">example:</text:p>
      <text:p text:style-name="P30">if(!file.exists("./data")){dir.create("./data")}</text:p>
      <text:p text:style-name="P30">fileUrl &lt;- "https://data.baltimorecity.gov/api/views/k5ry-ef3g/rows.csv?accessType=DOWNLOAD"download.file(fileUrl,destfile="./data/restaurants.csv",method="curl") <text:span text:style-name="T76">#method="curl" for Mac OS</text:span></text:p>
      <text:p text:style-name="P30">restData &lt;- read.csv("./data/restaurants.csv")</text:p>
      <text:p text:style-name="P13"/>
      <text:p text:style-name="P13"/>
      <text:h text:style-name="P101" text:outline-level="2">Rules for tidy datasets</text:h>
      <text:p text:style-name="P13"/>
      <text:p text:style-name="P13">Names of variables should be</text:p>
      <text:list xml:id="list7939295364401484705" text:style-name="L1">
        <text:list-item>
          <text:p text:style-name="P74">All lower case when possible</text:p>
        </text:list-item>
        <text:list-item>
          <text:p text:style-name="P74">Descriptive (Diagnosis versus Dx)</text:p>
        </text:list-item>
        <text:list-item>
          <text:p text:style-name="P74">Not duplicated</text:p>
        </text:list-item>
        <text:list-item>
          <text:p text:style-name="P74">Not have underscores or dots or white spaces</text:p>
        </text:list-item>
        <text:list-item>
          <text:p text:style-name="P74">Variables with character values</text:p>
        </text:list-item>
        <text:list-item>
          <text:p text:style-name="P74">Should usually be made into factor variables (depends on application)</text:p>
        </text:list-item>
        <text:list-item>
          <text:p text:style-name="P74">Should be descriptive (use TRUE/FALSE instead of 0/1 and Male/Female versus 0/1 or M/F)</text:p>
        </text:list-item>
      </text:list>
      <text:p text:style-name="P13"/>
      <text:h text:style-name="P101" text:outline-level="2">Knowing and manipulating data</text:h>
      <text:p text:style-name="P16"/>
      <text:p text:style-name="P16">More info to manipulate data here:</text:p>
      <text:list xml:id="list6989762953189053577" text:style-name="L2">
        <text:list-item>
          <text:p text:style-name="P75"><text:a xlink:type="simple" xlink:href="http://www.biostat.jhsph.edu/~ajaffe/lec_winterR/Lecture%202.pdf" text:style-name="Internet_20_link" text:visited-style-name="Visited_20_Internet_20_Link">http://www.biostat.jhsph.edu/~ajaffe/lec_winterR/Lecture%202.pdf</text:a></text:p>
        </text:list-item>
        <text:list-item>
          <text:p text:style-name="P75"><text:a xlink:type="simple" xlink:href="http://www.slideshare.net/jeffreybreen/reshaping-data-in-r" text:style-name="Internet_20_link" text:visited-style-name="Visited_20_Internet_20_Link">http://www.slideshare.net/jeffreybreen/reshaping-data-in-r</text:a></text:p>
        </text:list-item>
      </text:list>
      <text:p text:style-name="P16">notes on the plyr package:</text:p>
      <text:list xml:id="list5018437176202413721" text:style-name="L3">
        <text:list-item>
          <text:p text:style-name="P76"><text:a xlink:type="simple" xlink:href="http://plyr.had.co.nz/09-user/" text:style-name="Internet_20_link" text:visited-style-name="Visited_20_Internet_20_Link">http://plyr.had.co.nz/09-user/</text:a></text:p>
        </text:list-item>
        <text:list-item>
          <text:p text:style-name="P76"><text:a xlink:type="simple" xlink:href="http://www.r-bloggers.com/a-quick-primer-on-split-apply-combine-problems/" text:style-name="Internet_20_link" text:visited-style-name="Visited_20_Internet_20_Link">http://www.r-bloggers.com/a-quick-primer-on-split-apply-combine-problems/</text:a></text:p>
        </text:list-item>
      </text:list>
      <text:p text:style-name="P16"/>
      <text:p text:style-name="P16"><text:span text:style-name="T27">rm(list = ls()) </text:span>: removing all data and variables from the global environment.</text:p>
      <text:p text:style-name="P16"/>
      <text:p text:style-name="P16"><text:span text:style-name="T27">attach()</text:span><text:span text:style-name="T4"> : </text:span><text:span text:style-name="T38">The database is attached to the R search path. This means that the database is searched by R when evaluating a variable, so objects in the database can be accessed by simply giving their names.</text:span></text:p>
      <text:p text:style-name="P16"/>
      <text:p text:style-name="P16">Subsetting a data.frame:</text:p>
      <text:p text:style-name="P30">X|,1]</text:p>
      <text:p text:style-name="P30">X[,"var1"]</text:p>
      <text:p text:style-name="P30">X[(X$var1&lt;= 3 | X$var3 &gt; 15),]</text:p>
      <text:p text:style-name="P16"><text:span text:style-name="T27">X[which(Xvar2 &gt; 8),] </text:span><text:span text:style-name="T54">#returns values greater than 8 without taking the NAs</text:span> </text:p>
      <text:p text:style-name="P16"/>
      <text:p text:style-name="P16"><text:span text:style-name="T26">summary()</text:span><text:span text:style-name="T38"> : gives an overall summary of the data / variable</text:span></text:p>
      <text:p text:style-name="P16"><text:span text:style-name="T27">str()</text:span> : gives the structure / type. Can be used on functions. On a table, gives the class of the table, number of observations, name and class of each variable<text:span text:style-name="T57">, and a previe</text:span><text:span text:style-name="T58">w</text:span><text:span text:style-name="T57"> </text:span><text:span text:style-name="T58">of</text:span><text:span text:style-name="T57"> </text:span><text:span text:style-name="T58">each </text:span><text:span text:style-name="T57">variable<text:tab/>,</text:span></text:p>
      <text:p text:style-name="P16"><text:span text:style-name="T27">table(variable/data, useNA="ifany")</text:span><text:span text:style-name="T41"> : gives a contingence table (or a frequency table in the case of a variable), here will take into acount the NAs, otherwise not taken into account by default</text:span></text:p>
      <text:p text:style-name="P16"/>
      <text:p text:style-name="P16"><text:span text:style-name="T26">xtabs()</text:span> : cross tabs: gives the values of a variable (here frequency) breaken into other variables</text:p>
      <text:p text:style-name="P16"><text:soft-page-break/>example:</text:p>
      <text:p text:style-name="P33">data(UCBAdmissions)</text:p>
      <text:p text:style-name="P33">DF = as.data.frame(UCBAdmissions)</text:p>
      <text:p text:style-name="P33">xt &lt;- xtabs(Freq ~ Gender + Admit,data=DF)</text:p>
      <text:p text:style-name="P33">xt</text:p>
      <text:p text:style-name="P16"><text:span text:style-name="T55">if you want to break your variable into a 3 dimensional vector, use </text:span><text:span text:style-name="T27">ftable()</text:span><text:span text:style-name="T41">, the result will be a lot more readable than with </text:span><text:span text:style-name="T27">xtabs()</text:span></text:p>
      <text:p text:style-name="P30">ftable(xt)</text:p>
      <text:p text:style-name="P20"/>
      <text:p text:style-name="P16"><text:span text:style-name="T27">class()</text:span> : <text:s/>gives the class</text:p>
      <text:p text:style-name="P16"><text:span text:style-name="T27">factor(x)</text:span> : change a vector xelements into a factor (warning : a factor is not a class)</text:p>
      <text:p text:style-name="P16"><text:span text:style-name="T27">factor(x, levels = c("yes","no") ) </text:span><text:span text:style-name="T53"># defining the order of levels, "yes" is the baseline level</text:span></text:p>
      <text:p text:style-name="P16"><text:span text:style-name="T27">table(x)</text:span> : gives the occurences for the different categorial values </text:p>
      <text:p text:style-name="P16"/>
      <text:p text:style-name="P16"><text:span text:style-name="T27">as.numeric()</text:span> : change the class into numeric</text:p>
      <text:p text:style-name="P16"><text:span text:style-name="T27">as.character()</text:span> <text:s/>: change the class into a character</text:p>
      <text:p text:style-name="P16"><text:span text:style-name="T27">as.logical()</text:span> : change the class into logical</text:p>
      <text:p text:style-name="P16"><text:span text:style-name="T27">is.na()</text:span> : NA can be have </text:p>
      <text:p text:style-name="P16"/>
      <text:p text:style-name="P16"><text:span text:style-name="T27">gl() </text:span>: creates factors</text:p>
      <text:p text:style-name="P16"/>
      <text:p text:style-name="P16">creating categorical variables with <text:span text:style-name="T27">cut(variable breaks=quantile(variable))</text:span><text:span text:style-name="T41"> and returns a factor variable:</text:span></text:p>
      <text:p text:style-name="P38">#from the Baltimore neighboorhood dataset</text:p>
      <text:p text:style-name="P30">restData$zipGroups = cut(restData$zipCode,breaks=quantile(restData$zipCode))</text:p>
      <text:p text:style-name="P30">table(restData$zipGroups)</text:p>
      <text:p text:style-name="P30">table(restData$zipGroups,restData$zipCode)</text:p>
      <text:p text:style-name="P16">easy cutting with the Hmisc library with the <text:span text:style-name="T27">cut2</text:span> function:</text:p>
      <text:p text:style-name="P30">library(Hmisc)</text:p>
      <text:p text:style-name="P30">restData$zipGroups = cut2(restData$zipCode,g=4) <text:span text:style-name="T76">#here we keep four quantiles</text:span></text:p>
      <text:p text:style-name="P30">table(restData$zipGroups)</text:p>
      <text:p text:style-name="P16">adding that factor variable in a new variable to the data.frame:</text:p>
      <text:p text:style-name="P30">library(Hmisc); library(plyr)</text:p>
      <text:p text:style-name="P30">restData2 = mutate(restData,zipGroups=cut2(zipCode,g=4))</text:p>
      <text:p text:style-name="P30">table(restData2$zipGroups)</text:p>
      <text:p text:style-name="P16"/>
      <text:p text:style-name="P16"><text:span text:style-name="T27">as.Date("1969-01-01") </text:span><text:s/>dates are represented by the Date class, whereas time is represented by the POSIXct or the POSIXlt class. POSIXlt is stored as a list (not the case of POSIXct I think).</text:p>
      <text:p text:style-name="P16"><text:span text:style-name="T27">Srptime</text:span> : useful to coerce character dates to Dates (need to specify arguments).</text:p>
      <text:p text:style-name="P16"/>
      <text:p text:style-name="P16"><text:span text:style-name="T27">names(x)</text:span> : give names to the object x. If x is a vector, I can give names to each item. Useful to describe your data</text:p>
      <text:p text:style-name="P16"><text:span text:style-name="T27">x &lt;- list(a=1, b=2, c=3)</text:span> #x is a list which items have names a, b and c</text:p>
      <text:p text:style-name="P16">naming a matrix row and columns :</text:p>
      <text:p text:style-name="P30">m &lt;- matrix(1:4, nrow=2, ncol=2)</text:p>
      <text:p text:style-name="P30">dimnames(m) &lt;- list(c("a","b"),c("c","d")) <text:s text:c="2"/><text:span text:style-name="T72"># set the dimnames()</text:span></text:p>
      <text:p text:style-name="P16"/>
      <text:p text:style-name="P30">is.na()</text:p>
      <text:p text:style-name="P30">is.nan()</text:p>
      <text:p text:style-name="P16"><text:span text:style-name="T27">complete.cases(x,y)</text:span><text:span text:style-name="T2"> : tells which elements of x and y are NOT missing (can be used on matrices)</text:span></text:p>
      <text:p text:style-name="P8"/>
      <text:p text:style-name="P8"><text:span text:style-name="T27">quantile(variable, na.rm=TRUE)</text:span> : gives the quantiles by removing the NA values</text:p>
      <text:p text:style-name="P8"><text:span text:style-name="T27">quantile(variable, probs=c(0.5,0.75,0.9)</text:span> : gives the centiles</text:p>
      <text:p text:style-name="P8"/>
      <text:p text:style-name="P8">sorting and ordering:</text:p>
      <text:p text:style-name="P30">sort(mytable, decreasing=TRUE, na.last=TRUE)</text:p>
      <text:p text:style-name="P30">X[order(X$var1,X$var3),] <text:span text:style-name="T76">#orders the rows by X$var1 in increasing order, then </text:span><text:soft-page-break/><text:span text:style-name="T76">by $var3</text:span></text:p>
      <text:p text:style-name="P38"/>
      <text:p text:style-name="P30">library(plyr) <text:span text:style-name="T76">#ordering with the plyr package</text:span></text:p>
      <text:p text:style-name="P30">arrange(X,var1)</text:p>
      <text:p text:style-name="P30">arrange(X, desc(var1))</text:p>
      <text:p text:style-name="P8"/>
      <text:p text:style-name="P16">rearranging and melting a dataset with the melt function from the <text:span text:style-name="T27">reshape2</text:span> library:</text:p>
      <text:p text:style-name="P30">library(reshape2)</text:p>
      <text:p text:style-name="P30">mtcars$carname &lt;- rownames(mtcars)</text:p>
      <text:p text:style-name="P30">carMelt &lt;- melt(mtcars,id=c("carname","gear","cyl"),measure.vars=c("mpg","hp"))</text:p>
      <text:p text:style-name="P30">head(carMelt,n=3) <text:span text:style-name="T76">#all the hp values for mpg cars (mpg variable)</text:span></text:p>
      <text:p text:style-name="P30">tail(carMelt,n=3) <text:span text:style-name="T76">#all the hp values for hp cars (mpg variable)</text:span></text:p>
      <text:p text:style-name="P16">and now let us summarize this dataset by casting data frames with the <text:span text:style-name="T27">dcast </text:span>function (another useful function <text:span text:style-name="T27">acast()</text:span>):</text:p>
      <text:p text:style-name="P30">cylData &lt;- dcast(carMelt, cyl ~ variable)</text:p>
      <text:p text:style-name="P30">cylData <text:span text:style-name="T76">#number of measures of the different variables (here mpg and hp) for each cylinder</text:span></text:p>
      <text:p text:style-name="P30">cylData &lt;- dcast(carMelt, cyl ~ variable, mean)</text:p>
      <text:p text:style-name="P30">cylData <text:span text:style-name="T76">#means of measures of the different variables (here mpg and hp) for each cylinder</text:span></text:p>
      <text:p text:style-name="P30"/>
      <text:p text:style-name="P20">splitting my data into lists with the split function:</text:p>
      <text:p text:style-name="P30">spIns = <text:s/>split(InsectSprays$count,InsectSprays$spray)</text:p>
      <text:p text:style-name="P30">spIns <text:span text:style-name="T76">#lists of the values for each spray</text:span></text:p>
      <text:p text:style-name="P20">if we want to calculte a function on the list we use lapply</text:p>
      <text:p text:style-name="P30">sprCount = lapply(spIns,sum)</text:p>
      <text:p text:style-name="P30">sprCount</text:p>
      <text:p text:style-name="P20">and unlist after that</text:p>
      <text:p text:style-name="P30">unlist(sprCount)</text:p>
      <text:p text:style-name="P16">but it would have been easier with the <text:span text:style-name="T27">sapply</text:span> function which would not have created a list:</text:p>
      <text:p text:style-name="P30">sapply(spIns,sum)</text:p>
      <text:p text:style-name="P16">another way of doing this would have been using the <text:span text:style-name="T27">ddply</text:span> function from the <text:span text:style-name="T27">plyr </text:span>package:</text:p>
      <text:p text:style-name="P31">ddply(InsectSprays,.(spray),summarize,sum=sum(count)) <text:span text:style-name="T76">#.(spray) are the variable we want to synthetize, we have to use ".()", and we want to summarize the variable with a sum variable which does sum(count)</text:span></text:p>
      <text:p text:style-name="P31">spraySums &lt;- ddply(InsectSprays,.(spray),summarize,sum=ave(count,FUN=sum))</text:p>
      <text:p text:style-name="P31">dim(spraySums)</text:p>
      <text:p text:style-name="P8"/>
      <text:p text:style-name="P8">manipulating logical values</text:p>
      <text:p text:style-name="P30">my_na_values &lt;- is.na(x)</text:p>
      <text:p text:style-name="P30">!my_na_values <text:span text:style-name="T72"># opposite logical values</text:span></text:p>
      <text:p text:style-name="P8"/>
      <text:p text:style-name="P16"><text:span text:style-name="T27">*</text:span><text:span text:style-name="T2"> : element wise multiplication</text:span></text:p>
      <text:p text:style-name="P16"><text:span text:style-name="T27">%*%</text:span><text:span text:style-name="T2"> : true matrix multiplication</text:span></text:p>
      <text:p text:style-name="P17"/>
      <text:p text:style-name="P16"><text:span text:style-name="T27">identical()</text:span><text:span text:style-name="T2"> : checks if your objects are identical</text:span></text:p>
      <text:p text:style-name="P8"/>
      <text:p text:style-name="P16"><text:bookmark text:name="rstudio_console_output5"/><text:span text:style-name="T27">as.POSIXlt()</text:span><text:span text:style-name="T6"> : </text:span><text:span text:style-name="T8">converts a character </text:span><text:bookmark text:name="rstudio_console_output6"/><text:span text:style-name="T7"><text:s/></text:span><text:span text:style-name="T8">(YYYY-MM-DD) to a Date</text:span></text:p>
      <text:p text:style-name="P44"><text:span text:style-name="T27">strptime() </text:span><text:span text:style-name="T3">: s</text:span><text:span text:style-name="T67">ame but does not need the </text:span><text:bookmark text:name="rstudio_console_output7"/><text:span text:style-name="T44"><text:s/></text:span><text:span text:style-name="T41">(YYYY-MM-DD) format. </text:span></text:p>
      <text:p text:style-name="P16"><text:span text:style-name="T43">Example</text:span><text:span text:style-name="T41"> :</text:span></text:p>
      <text:p text:style-name="P48"><text:bookmark text:name="rstudio_console_output8"/>strptime(<text:bookmark text:name="rstudio_console_output9"/>"October 17, 1986 08:24", "%B %d, %Y %H:%M")</text:p>
      <text:p text:style-name="P20">The apply functions:</text:p>
      <text:p text:style-name="P30">lapply</text:p>
      <text:p text:style-name="P30">sapply</text:p>
      <text:p text:style-name="P30">apply</text:p>
      <text:p text:style-name="P30">mapply</text:p>
      <text:p text:style-name="P30">tapply</text:p>
      <text:p text:style-name="P30">split</text:p>
      <text:p text:style-name="P19"/>
      <text:p text:style-name="P19">example:</text:p>
      <text:p text:style-name="P51">head(InsectSprays)</text:p>
      <text:p text:style-name="P51">tapply(InsectSprays$count,InsectSprays$spray,sum) <text:span text:style-name="T76">#will calculte the sum of </text:span><text:soft-page-break/><text:span text:style-name="T76">$count for each $spray</text:span></text:p>
      <text:p text:style-name="P19"/>
      <text:p text:style-name="P50">function similar to <text:span text:style-name="T27">rep()</text:span>:</text:p>
      <text:p text:style-name="P50"><text:span text:style-name="T27">seq() </text:span>: gives a sequence of numbers</text:p>
      <text:p text:style-name="P50">example:</text:p>
      <text:p text:style-name="P51">s1 &lt;- seq(1,10,by=2) ; s1</text:p>
      <text:p text:style-name="P51">s2 &lt;- seq(1,10,length=3); s2</text:p>
      <text:p text:style-name="P51">x &lt;- c(1,3,8,25,100); seq(along = x)</text:p>
      <text:p text:style-name="P20"/>
      <text:p text:style-name="P53"><text:span text:style-name="T77">ifelse(condition,if TRUE return "...", if FALSE return."..."):</text:span> exactly like the SI() function in excel.</text:p>
      <text:p text:style-name="P19"/>
      <text:p text:style-name="P50"><text:span text:style-name="T27">data.table </text:span><text:span text:style-name="T41">package</text:span><text:span text:style-name="T65"> : </text:span>all functions that accept data.frame work on data.table</text:p>
      <text:p text:style-name="P50">differences between data.frames and data.tables:</text:p>
      <text:p text:style-name="P44"><text:a xlink:type="simple" xlink:href="http://stackoverflow.com/questions/13618488/what-you-can-do-with-data-frame-that-you-cant-in-data-table" text:style-name="Internet_20_link" text:visited-style-name="Visited_20_Internet_20_Link">http://stackoverflow.com/questions/13618488/what-you-can-do-with-data-frame-that-you-cant-in-data-table</text:a></text:p>
      <text:p text:style-name="P16">creating a data.table is just like creating a data.frame:</text:p>
      <text:p text:style-name="P30">library(data.table)</text:p>
      <text:p text:style-name="P30">DT = data.table(x=rnorm(9), y = rep(c("a","b","c"), each = 3), z = rnorm(9))</text:p>
      <text:p text:style-name="P30">head(DT,3)</text:p>
      <text:p text:style-name="P16"/>
      <text:p text:style-name="P44"><text:span text:style-name="T27">tables() </text:span>: gives all the tables in memory with a short description (do not mistake with <text:span text:style-name="T27">table()</text:span> )</text:p>
      <text:p text:style-name="P20">Subsetting rows is the same than with data.frames, and you can also subset rows with only one index. But subsetting columns IS NOT THE SAME. The second index is used to pass expressions (an expression is a collection of statements between {} brackets).</text:p>
      <text:p text:style-name="P30">DT[,table(y)] #get a summary of the y data</text:p>
      <text:p text:style-name="P30">DT[, w:=z^2] #add a new column</text:p>
      <text:p text:style-name="P20"/>
      <text:p text:style-name="P20">be careful with aliases :</text:p>
      <text:p text:style-name="P30">DT2 &lt;- DT</text:p>
      <text:p text:style-name="P30">DT[, y:= 2] <text:span text:style-name="T72">#then all values from y in DT2 will be assigned to 2. If you want to make a copy use the copy() function</text:span></text:p>
      <text:p text:style-name="P30"/>
      <text:p text:style-name="P16"><text:span text:style-name="T27">DT[, m:= {tmp &lt;- (x+z) ; log2(tmp+5)}] </text:span><text:span text:style-name="T53">#creates a new column whose value is log2(tmp+5).</text:span></text:p>
      <text:p text:style-name="P30">DT[, a:=x&gt;0]</text:p>
      <text:p text:style-name="P16"><text:span text:style-name="T27">DT[, b:=mean(x+w), by=a] </text:span><text:span text:style-name="T53">#gets the mean of (x+w) when a is TRUE and place it everywhere it is TRUE, and does the same for FALSE values</text:span></text:p>
      <text:p text:style-name="P20"/>
      <text:p text:style-name="P20">data.tables are useful to count occurrences very fast</text:p>
      <text:p text:style-name="P30">set.seed(123)</text:p>
      <text:p text:style-name="P30">DT &lt;- data.table(x=sample(letters[1:3], 1E5, TRUE)) <text:span text:style-name="T72">#creates a data.tables with 100 000 randomized "a", "b" or "c"letters.</text:span></text:p>
      <text:p text:style-name="P30">DT[, .N, by=x] <text:span text:style-name="T72"># .N counts the number of times each of these letters appear in the x variable, and it does it FAST</text:span></text:p>
      <text:p text:style-name="P59"><text:bookmark text:name="rstudio_console_output22"/><text:s text:c="3"/><text:span text:style-name="T61">x <text:s text:c="4"/>N</text:span></text:p>
      <text:p text:style-name="P54">1: a 33387</text:p>
      <text:p text:style-name="P54">2: c 33201</text:p>
      <text:p text:style-name="P54">3: b 33412</text:p>
      <text:p text:style-name="P20"/>
      <text:p text:style-name="P20">data.tables have keys, which allow to subset and sort a table much faster than a data.frame :</text:p>
      <text:p text:style-name="P30">DT &lt;- data.table(x=rep(c("a","b","c"), each = 100), y = rnorm(300))</text:p>
      <text:p text:style-name="P30">setkey(DT,x)</text:p>
      <text:p text:style-name="P44"><text:span text:style-name="T27">DT['a'] </text:span><text:span text:style-name="T53">#subsets on the basis of x, and looks through the values of x that are equal to a</text:span></text:p>
      <text:p text:style-name="P20">also useful to merge tables with the same keys:</text:p>
      <text:p text:style-name="P30">DT1 &lt;- <text:s/>data.table(x=c('a','a','b','dt1'), y=1:4)</text:p>
      <text:p text:style-name="P30">DT2 &lt;- <text:s/>data.table(x=c('a','b','dt2'), z=5:7)</text:p>
      <text:p text:style-name="P30">setkey(DT1,x) ; setkey(DT2,x)</text:p>
      <text:p text:style-name="P48">merge(DT1,DT2)</text:p>
      <text:p text:style-name="P20"><text:soft-page-break/>also advantageous to read things faster:</text:p>
      <text:p text:style-name="P30">big_df &lt;- data.frame(x=rnorm(1E6), y=rnorm(1E6))</text:p>
      <text:p text:style-name="P30">file &lt;- tempfile()</text:p>
      <text:p text:style-name="P30">write.table(big_df, file=file, row.names=FALSE, col.names=TRUE, sep="\t", quote=FALSE)</text:p>
      <text:p text:style-name="P30">system.time(fread(file)) <text:span text:style-name="T72">#lot faster to read files with the fast read function</text:span></text:p>
      <text:p text:style-name="P58"><text:bookmark text:name="rstudio_console_output23"/>utilisateur <text:s text:c="4"/>système <text:s text:c="5"/>écoulé </text:p>
      <text:p text:style-name="P55"><text:s text:c="7"/><text:span text:style-name="T62">7.77 <text:s text:c="7"/>0.09 <text:s text:c="7"/>8.25</text:span></text:p>
      <text:p text:style-name="P30">system.time(read.table(file, header=TRUE, sep="\t"))</text:p>
      <text:p text:style-name="P58"><text:bookmark text:name="rstudio_console_output24"/>utilisateur <text:s text:c="4"/>système <text:s text:c="5"/>écoulé </text:p>
      <text:p text:style-name="P55"><text:s text:c="6"/><text:span text:style-name="T62">32.24 <text:s text:c="7"/>0.68 <text:s text:c="6"/>34.69 </text:span></text:p>
      <text:p text:style-name="P10"/>
      <text:p text:style-name="P30">dplyr package</text:p>
      <text:p text:style-name="P10">fast beacuse lots of functions are coded in C++. Here a few functions (data frames must be properly formatted and annotated for them to be useful). The first agument is a data frame. The subsequent arguments describe what to do with it, and you can refer to columns in the data frame directly without using the $ operator (just use the names). The result is a new data frame.</text:p>
      <text:p text:style-name="P16"><text:span text:style-name="T27">select </text:span>: return a subset of the columns of a data frame</text:p>
      <text:p text:style-name="P16"><text:span text:style-name="T27">filter </text:span>: extract a subset of rows from a data frame based on logical conditions</text:p>
      <text:p text:style-name="P16"><text:span text:style-name="T27">arrange</text:span>: reorder rows of a data frame</text:p>
      <text:p text:style-name="P16"><text:span text:style-name="T27">rename</text:span>: rename variables in a data frame</text:p>
      <text:p text:style-name="P16"><text:span text:style-name="T27">mutate</text:span> : add new variables/columns or transform existing variables</text:p>
      <text:p text:style-name="P16"><text:span text:style-name="T27">summarise/summarize</text:span> : generate summary statistics of different variables in the data frame, possibly within strata</text:p>
      <text:p text:style-name="P11">examples:</text:p>
      <text:p text:style-name="P31">chicago ← readRDS("chicago.rds")</text:p>
      <text:p text:style-name="P31">dim(chicago)</text:p>
      <text:p text:style-name="P31">names(chicago)</text:p>
      <text:p text:style-name="P31">head(select(chicago,city:dptp)) <text:span text:style-name="T73">#getting the head of the table where the columns selected range from city to dptp</text:span> </text:p>
      <text:p text:style-name="P31">head(select(chicago,-(city:dptp))) <text:span text:style-name="T73">#get all the columns except those in the select instruction</text:span></text:p>
      <text:p text:style-name="P36">#equivalent code for removing thoses columns would be:</text:p>
      <text:p text:style-name="P31">i &lt;- match("city",names(chicago))</text:p>
      <text:p text:style-name="P31">j &lt;- match("dptp",names(chicago))</text:p>
      <text:p text:style-name="P31">head(chicago[,-(i:j)])</text:p>
      <text:p text:style-name="P36">#filtering:</text:p>
      <text:p text:style-name="P31">chic.f &lt;- filter(chicago, pm25tmean2 &gt; 30 &amp; tmpd &gt; 89=0)</text:p>
      <text:p text:style-name="P31">head(chic.fr,10)</text:p>
      <text:p text:style-name="P36">#filtering:</text:p>
      <text:p text:style-name="P31">chicago &lt;- arrange(chicago, date)</text:p>
      <text:p text:style-name="P31">head(chicago)</text:p>
      <text:p text:style-name="P31">chicago &lt;- arrange(chicago, desc(date))</text:p>
      <text:p text:style-name="P31">head(chicago)</text:p>
      <text:p text:style-name="P36">#rename:</text:p>
      <text:p text:style-name="P32">chicago &lt;- rename(chicago, pm25 = pm25tmean2, dewpoint = dptp)</text:p>
      <text:p text:style-name="P32">head(chicago)</text:p>
      <text:p text:style-name="P37">#mutate (to create or transform existing variables):</text:p>
      <text:p text:style-name="P32">chicago &lt;- mutate(chicago, pm25detrend = pm25 - mean(pm25, na.rm = TRUE)) <text:span text:style-name="T73">#creating a new variable pm25detrend (centered pm25)</text:span></text:p>
      <text:p text:style-name="P37">#the group_by function allows to split a data frame according to categorial variables</text:p>
      <text:p text:style-name="P32">chicago &lt;- mutate(chicago, tempcat = factor(1 * tmpd &gt; 80), labels = c("cold", "hot"))</text:p>
      <text:p text:style-name="P32">hotcold &lt;- group_by(chicago, tempcat)</text:p>
      <text:p text:style-name="P37">#summarizing the hotcold object</text:p>
      <text:p text:style-name="P32">summarize(hotcold, pm25 = mean(pm25, na.rm = TRUE), o3 = max(ot3mean2), no2 = median(no2tmean2))</text:p>
      <text:p text:style-name="P32">chicago &lt;- mutate(chicago, year = as.POSIXlt(date)$year + 1900)</text:p>
      <text:p text:style-name="P32">years &lt;- group_by(chicago, year)</text:p>
      <text:p text:style-name="P32">summarize(years, pm25 = mean(pm25, na.rm = TRUE), o3 = max(ot3mean2), no2 = median(no2tmean2))</text:p>
      <text:p text:style-name="P37"># the pipeline operator %&gt;% :</text:p>
      <text:p text:style-name="P32">chicago %&gt;% mutate(month = as. POSIXlt(date)$month + 1) %&gt;% group_by(month) %&gt;% summarize(pm25 = mean(pm25, na.rm = TRUE), o3 = max(ot3mean2), no2 = median(no2tmean2)) <text:span text:style-name="T73">#CAUTION: when using the pipeline operator you do not need to specify the data you are working on, because it is implied by the use of the </text:span><text:soft-page-break/><text:span text:style-name="T73">pipeline operator</text:span></text:p>
      <text:p text:style-name="P21"/>
      <text:p text:style-name="P21">Merging datasets:</text:p>
      <text:p text:style-name="P21">See:</text:p>
      <text:list xml:id="list6860848912220740323" text:style-name="L4">
        <text:list-item>
          <text:p text:style-name="P84">the quick R data merging page - <text:a xlink:type="simple" xlink:href="http://www.statmethods.net/management/merging.html" text:style-name="Internet_20_link" text:visited-style-name="Visited_20_Internet_20_Link">http://www.statmethods.net/management/merging.html</text:a></text:p>
        </text:list-item>
        <text:list-item>
          <text:p text:style-name="P84">plyr information - <text:a xlink:type="simple" xlink:href="http://plyr.had.co.nz/" text:style-name="Internet_20_link" text:visited-style-name="Visited_20_Internet_20_Link">http://plyr.had.co.nz/</text:a></text:p>
        </text:list-item>
      </text:list>
      <text:list xml:id="list1257976539762564028" text:style-name="L5">
        <text:list-item>
          <text:p text:style-name="P85">types of joins - <text:a xlink:type="simple" xlink:href="http://en.wikipedia.org/wiki/Join_(SQL" text:style-name="Internet_20_link" text:visited-style-name="Visited_20_Internet_20_Link">http://en.wikipedia.org/wiki/Join_(SQL</text:a>))</text:p>
        </text:list-item>
      </text:list>
      <text:p text:style-name="P32">#for data frames X and Y</text:p>
      <text:p text:style-name="P32">mergedData = merge(X,Y,by.X="variable_X", by.Y = "variable_Y", all=TRUE) <text:span text:style-name="T73">#all=TRUE adds rows where there is a value for "variable_X" but not for </text:span><text:span text:style-name="T73">"variable_Y" (so it will be included in the merged table)</text:span> </text:p>
      <text:p text:style-name="P32">intersect(names(X),names(Y))</text:p>
      <text:p text:style-name="P32">mergedData2 = merge(reviews, solutions, all=TRUE) <text:span text:style-name="T73">#if all variables in the intersection do not match together, new rows will be created where they do not match (see example in the video)</text:span></text:p>
      <text:p text:style-name="P37">#the join function in the plyr package is a little faster, but less featured (it can only merge on the basis of common merge, the previous example would not <text:s/>work)</text:p>
      <text:p text:style-name="P32">df1 = data.frame(id=sample(1:10),x=rnorm(10))</text:p>
      <text:p text:style-name="P32">df2 = data.frame(id=sample(1:10),y=rnorm(10))</text:p>
      <text:p text:style-name="P32">arrange(join(df1,df2),id) <text:span text:style-name="T73">#here "id" are arranged in increasing order</text:span></text:p>
      <text:p text:style-name="P37">#new example with the join_all function</text:p>
      <text:p text:style-name="P32">df1 = data.frame(id=sample(1:10),x=rnorm(10))</text:p>
      <text:p text:style-name="P32">df2 = data.frame(id=sample(1:10),y=rnorm(10))</text:p>
      <text:p text:style-name="P32">df3 = data.frame(id=sample(1:10),z=rnorm(10))</text:p>
      <text:p text:style-name="P32">dfList = list(df1,df2,df3)</text:p>
      <text:p text:style-name="P32">join_all(dfList) <text:span text:style-name="T73">#merges with commun variable ("id" in this case)</text:span></text:p>
      <text:p text:style-name="P32"/>
      <text:p text:style-name="P22">Editing text variables</text:p>
      <text:p text:style-name="P32">tolower / toupper : <text:span text:style-name="T65">turns all words to lower/upper case</text:span></text:p>
      <text:p text:style-name="P32">strplit : <text:span text:style-name="T65">to split strings</text:span></text:p>
      <text:p text:style-name="P32">sub : <text:span text:style-name="T65">to replace characters with another (but will only replace the first character it sees within a string)</text:span></text:p>
      <text:p text:style-name="P32">gsub : <text:span text:style-name="T65">replaces all characters it encounters</text:span></text:p>
      <text:p text:style-name="P41"><text:span text:style-name="T28">grep </text:span><text:span text:style-name="T65">: finds all the instances in a vector where another string appears</text:span></text:p>
      <text:p text:style-name="P41"><text:span text:style-name="T28">grepl </text:span><text:span text:style-name="T65">: returns </text:span><text:span text:style-name="T28">TRUE</text:span><text:span text:style-name="T65"> or </text:span><text:span text:style-name="T28">FALSE</text:span><text:span text:style-name="T65"> when the string appears or not</text:span></text:p>
      <text:p text:style-name="P22">examples:</text:p>
      <text:p text:style-name="P37">#download the data </text:p>
      <text:p text:style-name="P32">if(!file.exists("./data")){dir.create("./data")}</text:p>
      <text:p text:style-name="P32">fileUrl &lt;- "https://data.baltimorecity.gov/api/views/dz54-2aru/rows.csv?accessType=DOWNLOAD"</text:p>
      <text:p text:style-name="P32">download.file(fileUrl,destfile="./data/cameras.csv",method="curl")</text:p>
      <text:p text:style-name="P32">cameraData &lt;- read.csv("./data/cameras.csv")</text:p>
      <text:p text:style-name="P32">names(cameraData)</text:p>
      <text:p text:style-name="P37">#lower case</text:p>
      <text:p text:style-name="P32">tolower(names(cameraData))</text:p>
      <text:p text:style-name="P37">#string split command</text:p>
      <text:p text:style-name="P32">splitNames = strsplit(names(cameraData),"\\.") <text:span text:style-name="T74">#split on period</text:span></text:p>
      <text:p text:style-name="P32">splitNames[[5]]</text:p>
      <text:p text:style-name="P32">splitNames[[6]] <text:span text:style-name="T74">#we can see it has been separated</text:span></text:p>
      <text:p text:style-name="P37">#replacing characters</text:p>
      <text:p text:style-name="P32">testName &lt;- "this_is_a_test"</text:p>
      <text:p text:style-name="P32">sub("_","",testName)</text:p>
      <text:p text:style-name="P32">gsub("_","",testName)</text:p>
      <text:p text:style-name="P37">#replacing characters</text:p>
      <text:p text:style-name="P32">grep("Alameda",cameraData$intersection)</text:p>
      <text:p text:style-name="P32">table(grepl("Alameda",cameraData$intersection))</text:p>
      <text:p text:style-name="P32">cameraData2 &lt;- cameraData[!grepl("Alameda",cameraData$intersection),]</text:p>
      <text:p text:style-name="P37">#if you give value=TRUE grep will return the values to you</text:p>
      <text:p text:style-name="P32">grep("Alameda",cameraData$intersection,value=TRUE)</text:p>
      <text:p text:style-name="P32">grep("JeffStreet",cameraData$intersection) <text:span text:style-name="T74">#JeffStreet does not appear in the intersection data (returns an "integer(0)")</text:span></text:p>
      <text:p text:style-name="P32">length(grep("JeffStreet",cameraData$intersection)) <text:span text:style-name="T74">#and the length is 0</text:span></text:p>
      <text:p text:style-name="P37">#counting the characters</text:p>
      <text:p text:style-name="P32">library(stringr)</text:p>
      <text:p text:style-name="P32">nchar("Jeffrey Leek")</text:p>
      <text:p text:style-name="P32"><text:soft-page-break/>substr("Jeffrey Leek",1,7) <text:span text:style-name="T74">#return the 1st to the 7th letters</text:span></text:p>
      <text:p text:style-name="P32">paste("Jeffrey","Leek") <text:span text:style-name="T74">#prints with a " " separator. You can change it.</text:span></text:p>
      <text:p text:style-name="P32">paste0("Jeffrey","Leek") <text:span text:style-name="T74">#prints without any space separator (handy!)</text:span></text:p>
      <text:p text:style-name="P32">str_trim("Jeff <text:s text:c="5"/>") <text:span text:style-name="T74">#strim off any excess space (cool!)</text:span></text:p>
      <text:p text:style-name="P32"/>
      <text:p text:style-name="P32"/>
      <text:h text:style-name="P101" text:outline-level="2">Regular expressions:</text:h>
      <text:p text:style-name="P32"/>
      <text:p text:style-name="P41"><text:span text:style-name="T28">^</text:span> : <text:span text:style-name="T65">looks for characters at the beginning of the line</text:span></text:p>
      <text:p text:style-name="P32">$<text:span text:style-name="T65"> : looks for characters at the end of the line</text:span></text:p>
      <text:p text:style-name="P41"><text:span text:style-name="T28">[Bb][Uu][Ss][Hh]</text:span><text:span text:style-name="T65"> : looks for "</text:span><text:span text:style-name="T28">bush</text:span><text:span text:style-name="T65">" with either caps letters or not</text:span></text:p>
      <text:p text:style-name="P32">^[0-9][a-zA-Z]<text:span text:style-name="T65"> : looks for beginning of a line starting with a number followed by any letter</text:span></text:p>
      <text:p text:style-name="P32">[Bb][Uu][Ss][Hh]<text:span text:style-name="T65"> : looks for "</text:span>bush<text:span text:style-name="T65">" with either caps letters or not</text:span></text:p>
      <text:p text:style-name="P32">[^?.]$ <text:span text:style-name="T65"><text:s/>: when used at the beginning of a character class, the caret indicates matching characters NOT in the indicated class. Here we are looking for lines that ends with anything but a period and a question mark.</text:span></text:p>
      <text:p text:style-name="P41"><text:span text:style-name="T28">.</text:span><text:span text:style-name="T65"> : could just be any character. </text:span><text:span text:style-name="T28">9.11 </text:span><text:span text:style-name="T65">will look for </text:span><text:span text:style-name="T28">9</text:span><text:span text:style-name="T65"> followed by any character followed by </text:span><text:span text:style-name="T28">11</text:span><text:span text:style-name="T65">. So </text:span><text:span text:style-name="T28">9-11</text:span><text:span text:style-name="T65"> will work.</text:span></text:p>
      <text:p text:style-name="P41"><text:span text:style-name="T28">flood|fire</text:span><text:span text:style-name="T67"> : looks for "flood" or "fire"</text:span><text:span text:style-name="T65"> </text:span></text:p>
      <text:p text:style-name="P41"><text:span text:style-name="T28">^[Gg]ood|[Bb]ad</text:span><text:span text:style-name="T65"> : looks for the beginning of a line starting with "good" or a line with "bad" anywhere in the line. <text:s/></text:span><text:span text:style-name="T28">^([Gg]ood|[Bb]ad) </text:span><text:span text:style-name="T65"><text:s/>will look for "good" and "bad" at the beginning of the line.</text:span></text:p>
      <text:p text:style-name="P41"><text:span text:style-name="T28">[Gg]eorge( [Ww]\.)? [Bb]ush</text:span><text:span text:style-name="T65"> : the </text:span><text:span text:style-name="T28">"?"</text:span><text:span text:style-name="T65"> following a parenthesis indicated that the indicated expression is optional. The </text:span><text:span text:style-name="T28">"\"</text:span><text:span text:style-name="T65"> escaped the metacharacter </text:span><text:span text:style-name="T28">"."</text:span><text:span text:style-name="T65"> and tells it to really be a dot.</text:span></text:p>
      <text:p text:style-name="P41"><text:span text:style-name="T28">(.*) </text:span><text:span text:style-name="T65">: the </text:span><text:span text:style-name="T28">*</text:span><text:span text:style-name="T65"> and </text:span><text:span text:style-name="T28">+</text:span><text:span text:style-name="T65"> signs are metacharacters used to indicate repetition; </text:span><text:span text:style-name="T28">*</text:span><text:span text:style-name="T65"> means “any number, including none, of the item” and </text:span><text:span text:style-name="T28">+ </text:span><text:span text:style-name="T65">means “at least one of the item”</text:span></text:p>
      <text:p text:style-name="P41"><text:span text:style-name="T28">[0-9]+ (.*)[0-9]+</text:span><text:span text:style-name="T65"> : looks for at least one number, followed by any number of characters followed by at least another number again</text:span></text:p>
      <text:p text:style-name="P41"><text:span text:style-name="T28">[Bb]ush( +[^ ]+ +){1,5} debate</text:span><text:span text:style-name="T67"> : </text:span><text:span text:style-name="T28">{</text:span><text:span text:style-name="T67"> and </text:span><text:span text:style-name="T28">}</text:span><text:span text:style-name="T67"> are referred to as interval quantifiers; they let us specify the minimum and maximum number of matches of an expression. Here we are looking for "bush" followed by at least one space, followed by anything but a space, followed by at least one space, and will look for that pattern occuring between 1 and 5 times, followed by debate.</text:span></text:p>
      <text:p text:style-name="P42">If what are in the brackets are:</text:p>
      <text:list xml:id="list2249252755639949687" text:style-name="L6">
        <text:list-item>
          <text:p text:style-name="P86"><text:span text:style-name="T28">m,n</text:span><text:span text:style-name="T67"> means at least </text:span><text:span text:style-name="T28">m</text:span><text:span text:style-name="T67"> but not more than </text:span><text:span text:style-name="T28">n</text:span><text:span text:style-name="T67"> matches</text:span></text:p>
        </text:list-item>
        <text:list-item>
          <text:p text:style-name="P86"><text:span text:style-name="T28">m</text:span><text:span text:style-name="T67"> means exactly </text:span><text:span text:style-name="T28">m</text:span><text:span text:style-name="T67"> matches</text:span></text:p>
        </text:list-item>
        <text:list-item>
          <text:p text:style-name="P86"><text:span text:style-name="T28">m</text:span><text:span text:style-name="T67">, means at least </text:span><text:span text:style-name="T28">m</text:span><text:span text:style-name="T67"> matches</text:span></text:p>
        </text:list-item>
      </text:list>
      <text:p text:style-name="P41"><text:span text:style-name="T28"><text:s/>+([a-zA-Z]+) +\1 </text:span><text:span text:style-name="T67"><text:s/>: looks for at least one space, followed by at least one character, followed by at least one space, followed by the exact same match that we saw in the parenthesis (looks for a repetition of a particular string)</text:span></text:p>
      <text:p text:style-name="P41"><text:span text:style-name="T28">^s(.*)s</text:span><text:span text:style-name="T67"> : looks at the beginning of the phrase for an "</text:span><text:span text:style-name="T28">s"</text:span><text:span text:style-name="T67"> followed by any number of character, followed by another "</text:span><text:span text:style-name="T28">s</text:span><text:span text:style-name="T67">". CAUTION: </text:span><text:span text:style-name="T68">as the "</text:span><text:span text:style-name="T29">*</text:span><text:span text:style-name="T68">" is greedy</text:span><text:span text:style-name="T67">, it will look for the longest possible phrase. So these whole phrase will work for this regular expresion: </text:span></text:p>
      <text:list xml:id="list8876798722162844406" text:style-name="L7">
        <text:list-item>
          <text:p text:style-name="P89">sitting at starbucks</text:p>
        </text:list-item>
        <text:list-item>
          <text:p text:style-name="P89">setting up mysql and rails</text:p>
        </text:list-item>
        <text:list-item>
          <text:p text:style-name="P89">studying stuff for the exams</text:p>
        </text:list-item>
      </text:list>
      <text:p text:style-name="P41"><text:span text:style-name="T28">^s(.*?)s$</text:span><text:span text:style-name="T67"> : the "</text:span><text:span text:style-name="T28">?</text:span><text:span text:style-name="T67">" will stop making the "</text:span><text:span text:style-name="T28">*</text:span><text:span text:style-name="T67">" greedy.</text:span></text:p>
      <text:p text:style-name="P42"/>
      <text:p text:style-name="P41"><text:span text:style-name="T28">flood|fire</text:span><text:span text:style-name="T67"> : looks for "flood" or "fire"</text:span></text:p>
      <text:p text:style-name="P41"><text:span text:style-name="T28">flood|fire</text:span><text:span text:style-name="T67"> : looks for "flood" or "fire"</text:span></text:p>
      <text:p text:style-name="P41"><text:span text:style-name="T28">flood|fire</text:span><text:span text:style-name="T67"> : looks for "flood" or "fire"</text:span></text:p>
      <text:p text:style-name="P43"/>
      <text:h text:style-name="P101" text:outline-level="2">Dates</text:h>
      <text:p text:style-name="P43"><text:s/></text:p>
      <text:p text:style-name="P32">d1 = date() <text:s/><text:span text:style-name="T73">#we also get the time here and its a character </text:span></text:p>
      <text:p text:style-name="P32"><text:soft-page-break/>d1</text:p>
      <text:p text:style-name="P24">[1] "Sun Jan 12 17:48:33 2014"</text:p>
      <text:p text:style-name="P32">class(d1)</text:p>
      <text:p text:style-name="P24">[1] "character"</text:p>
      <text:p text:style-name="P32"/>
      <text:p text:style-name="P32">d2 = Sys.Date() <text:span text:style-name="T73">#here it really is a date, so we can manipulated it</text:span></text:p>
      <text:p text:style-name="P32">d2</text:p>
      <text:p text:style-name="P32"><text:span text:style-name="T63">[1] "2014-01-12</text:span>" </text:p>
      <text:p text:style-name="P32">class(d2)</text:p>
      <text:p text:style-name="P24">[1] "Date"</text:p>
      <text:p text:style-name="P32"/>
      <text:p text:style-name="P41"><text:span text:style-name="T28">%d</text:span> = day as number (0-31), <text:span text:style-name="T28">%a</text:span> = abbreviated weekday,<text:span text:style-name="T28">%A </text:span>= unabbreviated weekday, <text:span text:style-name="T28">%m </text:span>= month (00-12), <text:span text:style-name="T28">%b </text:span>= abbreviated month, <text:span text:style-name="T28">%B</text:span> = unabbrevidated month, <text:span text:style-name="T28">%y</text:span> = 2 digit year, <text:span text:style-name="T28">%Y</text:span> = four digit year</text:p>
      <text:p text:style-name="P32">format(d2,"%a %b %d") <text:span text:style-name="T73">#reformating</text:span></text:p>
      <text:p text:style-name="P24">[1] "Sun Jan 12"</text:p>
      <text:p text:style-name="P32"/>
      <text:p text:style-name="P32">x = c("1jan1960", "2jan1960", "31mar1960", "30jul1960"); z = as.Date(x, "%d%b%Y") <text:s/><text:span text:style-name="T73">#specifying it has to be looking for a day, then a month, then the year</text:span></text:p>
      <text:p text:style-name="P32">z</text:p>
      <text:p text:style-name="P24">[1] "1960-01-01" "1960-01-02" "1960-03-31" "1960-07-30"</text:p>
      <text:p text:style-name="P32">z[1] - z[2]</text:p>
      <text:p text:style-name="P24">Time difference of -1 days</text:p>
      <text:p text:style-name="P32"/>
      <text:p text:style-name="P32">weekdays(d2)</text:p>
      <text:p text:style-name="P24">[1] "Sunday"</text:p>
      <text:p text:style-name="P32">months(d2)</text:p>
      <text:p text:style-name="P24">[1] "January"</text:p>
      <text:p text:style-name="P32">julian(d2) <text:s/><text:span text:style-name="T73">#number of days since the origin</text:span></text:p>
      <text:p text:style-name="P24">[1] 16082</text:p>
      <text:p text:style-name="P32">attr(,"origin") <text:s/><text:span text:style-name="T73">#here is the origin date</text:span></text:p>
      <text:p text:style-name="P24">[1] "1970-01-01"</text:p>
      <text:p text:style-name="P32"/>
      <text:p text:style-name="P49">The lubridate package makes date manipulation even easier:</text:p>
      <text:p text:style-name="P32">library(lubridate); ymd("20140108")</text:p>
      <text:p text:style-name="P24">[1] "2014-01-08 UTC"</text:p>
      <text:p text:style-name="P32">mdy("08/04/2013")</text:p>
      <text:p text:style-name="P24">[1] "2013-08-04 UTC"</text:p>
      <text:p text:style-name="P32">dmy("03-04-2013")</text:p>
      <text:p text:style-name="P24">[1] "2013-04-03 UTC"</text:p>
      <text:p text:style-name="P32"/>
      <text:p text:style-name="P32">ymd_hms("2011-08-03 10:15:03") <text:s/><text:span text:style-name="T73">#year month day then hour minutes seconds</text:span></text:p>
      <text:p text:style-name="P24">[1] "2011-08-03 10:15:03 UTC"</text:p>
      <text:p text:style-name="P32">ymd_hms("2011-08-03 10:15:03",tz="Pacific/Auckland") <text:s/><text:span text:style-name="T73">#tz: time zone</text:span></text:p>
      <text:p text:style-name="P24">[1] "2011-08-03 10:15:03 NZST"</text:p>
      <text:p text:style-name="P32">?Sys.timezone</text:p>
      <text:p text:style-name="P32"/>
      <text:p text:style-name="P32">x = dmy(c("1jan2013", "2jan2013", "31mar2013", "30jul2013"))</text:p>
      <text:p text:style-name="P32">wday(x[1]) <text:span text:style-name="T73">#function's syntax can be different</text:span></text:p>
      <text:p text:style-name="P24">[1] 3</text:p>
      <text:p text:style-name="P32">wday(x[1],label=TRUE)</text:p>
      <text:p text:style-name="P24">[1] Tues</text:p>
      <text:p text:style-name="P24">Levels: Sun &lt; Mon &lt; Tues &lt; Wed &lt; Thurs &lt; Fri &lt; Sat</text:p>
      <text:p text:style-name="P34"/>
      <text:p text:style-name="P22">More tips here:</text:p>
      <text:list xml:id="list3343671191217256552" text:style-name="L8">
        <text:list-item>
          <text:p text:style-name="P82"><text:span text:style-name="T65">lubridate tutorial:</text:span><text:span text:style-name="T4"> </text:span><text:a xlink:type="simple" xlink:href="http://www.r-statistics.com/2012/03/do-more-with-dates-and-times-in-r-with-lubridate-1-1-0/" text:style-name="Internet_20_link" text:visited-style-name="Visited_20_Internet_20_Link"><text:span text:style-name="T4">http://www.r-statistics.com/2012/03/do-more-with-dates-and-times-in-r-with-lubridate-1-1-0/</text:span></text:a></text:p>
        </text:list-item>
        <text:list-item>
          <text:p text:style-name="P87"><text:a xlink:type="simple" xlink:href="http://cran.r-project.org/web/packages/lubridate/vignettes/lubridate.html" text:style-name="Internet_20_link" text:visited-style-name="Visited_20_Internet_20_Link"><text:span text:style-name="T33">http://cran.r-project.org/web/packages/lubridate/vignettes/lubridate.html</text:span></text:a></text:p>
        </text:list-item>
        <text:list-item>
          <text:p text:style-name="P87"><text:span text:style-name="T65">ultimately you want your dates and times as class </text:span>"<text:span text:style-name="T28">Date</text:span>" <text:span text:style-name="T42">or the classes </text:span>"<text:span text:style-name="T28">POSIXct</text:span>", "<text:span text:style-name="T28">POSIXlt</text:span>". For more information type <text:span text:style-name="T28">?POSIXlt</text:span></text:p>
        </text:list-item>
      </text:list>
      <text:p text:style-name="P34"/>
      <text:p text:style-name="P10"/>
      <text:h text:style-name="P101" text:outline-level="2">Reading Data Files</text:h>
      <text:p text:style-name="P12"/>
      <text:p text:style-name="P16"><text:span text:style-name="T27">read.table, read.csv</text:span><text:span text:style-name="T10"> </text:span>: for reading tabular data</text:p>
      <text:p text:style-name="P16"><text:soft-page-break/><text:span text:style-name="T27">readLines</text:span> : for reading lines of a text file</text:p>
      <text:p text:style-name="P16"><text:span text:style-name="T27">source</text:span> : <text:s/>for reading in R code files (inverse of dump)</text:p>
      <text:p text:style-name="P16"><text:span text:style-name="T27">dget</text:span> : for reading in R codes files (inverse of dput)</text:p>
      <text:p text:style-name="P16"><text:span text:style-name="T27">load</text:span> : for reading in saved workspaces</text:p>
      <text:p text:style-name="P16"><text:span text:style-name="T27">unserialize</text:span> : for reading single R objects in binary form</text:p>
      <text:p text:style-name="P16"/>
      <text:p text:style-name="P16"><text:span text:style-name="T27">read.table</text:span> arguments :</text:p>
      <text:list xml:id="list2247118112277602131" text:style-name="L9">
        <text:list-item>
          <text:p text:style-name="P77"><text:span text:style-name="T27">file</text:span> :</text:p>
        </text:list-item>
        <text:list-item>
          <text:p text:style-name="P77"><text:span text:style-name="T27">header</text:span> :</text:p>
        </text:list-item>
        <text:list-item>
          <text:p text:style-name="P77"><text:span text:style-name="T27">sep</text:span> :</text:p>
        </text:list-item>
        <text:list-item>
          <text:p text:style-name="P77"><text:span text:style-name="T27">colClasses</text:span> : a character vetor indicating the class o feach column in the dataset</text:p>
        </text:list-item>
        <text:list-item>
          <text:p text:style-name="P77"><text:span text:style-name="T27">nrows</text:span> : number of rows in the dataset</text:p>
        </text:list-item>
        <text:list-item>
          <text:p text:style-name="P77"><text:span text:style-name="T27">comment.char</text:span> : comment character</text:p>
        </text:list-item>
        <text:list-item>
          <text:p text:style-name="P77"><text:span text:style-name="T27">skip </text:span>: number of lines to skip at the beginning</text:p>
        </text:list-item>
        <text:list-item>
          <text:p text:style-name="P77"><text:span text:style-name="T27">stringsAsFactors</text:span> : should character variables be coded as factors?</text:p>
        </text:list-item>
      </text:list>
      <text:p text:style-name="P16"/>
      <text:p text:style-name="P30">fix()</text:p>
      <text:p text:style-name="P16"/>
      <text:p text:style-name="P16"><text:span text:style-name="T27">data.table</text:span> package inherits from data.frame: all functions that accept data.frame work on data.table. It is written is C so it is faster than data.frame</text:p>
      <text:p text:style-name="P16"/>
      <text:p text:style-name="P30">library(data.table)</text:p>
      <text:p text:style-name="P16"/>
      <text:p text:style-name="P10"/>
      <text:p text:style-name="P10"/>
      <text:h text:style-name="P101" text:outline-level="2">Importing / getting data</text:h>
      <text:p text:style-name="P17"/>
      <text:p text:style-name="P50"><text:span text:style-name="T26">read.csv("~/Tanguy/Titanic/train.csv")</text:span> #will call a Data Frame (can also be called with <text:span text:style-name="T26">read.table()</text:span> ). Read.csv and read.table both read a data.frame by default.</text:p>
      <text:p text:style-name="P50"><text:span text:style-name="T26">data.matrix()</text:span> : changes a data frame into a matrix (all the column will have the same type)</text:p>
      <text:p text:style-name="P50"><text:span text:style-name="T26">names()</text:span> : gives the names of the columns of the data frame</text:p>
      <text:p text:style-name="P50"><text:span text:style-name="T26">head() / tail()</text:span> : gives the first / last elements of a table (argument is set by defaut at 6, can be changed). You can type <text:span text:style-name="T26">head(data, n=3)</text:span> to get only the first 3 rows.</text:p>
      <text:p text:style-name="P50"/>
      <text:p text:style-name="P50"><text:span text:style-name="T26">table(my_table$name_column)</text:span> : gives the frequencies of a categorial variable.</text:p>
      <text:p text:style-name="P50"/>
      <text:p text:style-name="P50"><text:span text:style-name="T24">attributes()</text:span> : <text:s/>lists all the attributes of the object. </text:p>
      <text:p text:style-name="P50">Example : <text:span text:style-name="T26">attributes(matrix(nrow = 2, ncol = 3))</text:span> <text:s/>will give <text:span text:style-name="T26">$dim</text:span></text:p>
      <text:p text:style-name="P50"/>
      <text:p text:style-name="P50"><text:span text:style-name="T26">colnames()</text:span> : gets the column names of the data frame</text:p>
      <text:p text:style-name="P50"><text:span text:style-name="T26">rownames()</text:span> : gets the row names of the data frame </text:p>
      <text:p text:style-name="P50"/>
      <text:p text:style-name="P50"><text:span text:style-name="T26">object.size()</text:span> : tells you the memory size</text:p>
      <text:p text:style-name="P50"><text:span text:style-name="T26">print(object.size(mydata), units="Mb") </text:span><text:span text:style-name="T56">#to get the result in another unit</text:span></text:p>
      <text:p text:style-name="P50"/>
      <text:p text:style-name="P62"><text:span text:style-name="T24">download.file() </text:span>: <text:span text:style-name="T4">to download file. Important parameters : </text:span><text:span text:style-name="T25">url</text:span><text:span text:style-name="T5"> (get from the "link adress" from the right click when you download the file),</text:span><text:span text:style-name="T13"> </text:span><text:span text:style-name="T25">destile,</text:span><text:span text:style-name="T13"> </text:span><text:span text:style-name="T25">method</text:span><text:span text:style-name="T23">.</text:span></text:p>
      <text:p text:style-name="P61"/>
      <text:p text:style-name="P62"><text:span text:style-name="T23">file(): </text:span><text:span text:style-name="T46">open a connection to a particular file localized on my computer</text:span></text:p>
      <text:p text:style-name="P62"><text:span text:style-name="T23">url(): </text:span><text:span text:style-name="T46">open a connection to a url</text:span></text:p>
      <text:p text:style-name="P62"><text:span text:style-name="T23">gzfile(): </text:span><text:span text:style-name="T46">to access zip files on the computer</text:span></text:p>
      <text:p text:style-name="P62"><text:span text:style-name="T23">bzfile(): </text:span><text:span text:style-name="T46">to access zip files on the computer</text:span></text:p>
      <text:p text:style-name="P61"/>
      <text:p text:style-name="P63"><text:soft-page-break/><text:span text:style-name="T46">See the </text:span><text:span text:style-name="T25">foreign package</text:span><text:span text:style-name="T46"> to access data from Minitab, S, SAS, SPSS, Stat, and Systat. </text:span><text:span text:style-name="T25">RODBC package</text:span><text:span text:style-name="T46"> provided interfaces to multiple databases including PostgreQL, MySQL, Microsoft Access and SQLite. </text:span><text:span text:style-name="T31">Rmongo</text:span><text:span text:style-name="T46"> gives ass to MongoDb. Other packages can read images, GIS data, music data, </text:span></text:p>
      <text:p text:style-name="P61"/>
      <text:p text:style-name="P69"/>
      <text:p text:style-name="P14">Example:</text:p>
      <text:p text:style-name="P64">fileUrl &lt;- "myurl"</text:p>
      <text:p text:style-name="P60"><text:bookmark text:name="rstudio_console_output13"/>donwload.file(fileUrl, destfile = ."/data/cameras.csv", method = "curl")</text:p>
      <text:p text:style-name="P64"># need to precise the "curl" method for Macs, default method is OK for Windows</text:p>
      <text:p text:style-name="P64">list.files("./data") #check if the file has been downloaded (similar to the ls() function)</text:p>
      <text:p text:style-name="P64">dateDownloaded &lt;- date()</text:p>
      <text:p text:style-name="P64">dateDownloaded #very useful to check the date to be sure the data has not changed</text:p>
      <text:p text:style-name="P16"/>
      <text:p text:style-name="P63"><text:span text:style-name="T24">read.table()</text:span><text:span text:style-name="T4"> : main function for reading data into R, robust but slow (not the best for large datasets). Important parameters are </text:span><text:span text:style-name="T22">file</text:span>, <text:span text:style-name="T22">header,</text:span> <text:span text:style-name="T22">sep,</text:span> <text:span text:style-name="T22">row.names</text:span><text:span text:style-name="T32">. </text:span><text:span text:style-name="T45">Other parameters </text:span><text:span text:style-name="T24">quote</text:span><text:span text:style-name="T45"> </text:span><text:span text:style-name="T45">(you can tell if there a any quote), </text:span><text:span text:style-name="T24">na.strings</text:span><text:span text:style-name="T47">, </text:span><text:span text:style-name="T24">nrows</text:span><text:span text:style-name="T45"> (how much rows to read), </text:span><text:span text:style-name="T24">skip</text:span><text:span text:style-name="T45"> (how many lines to skip before reading table). </text:span><text:span text:style-name="T4">Related functons : </text:span><text:span text:style-name="T22">read.csv()</text:span><text:span text:style-name="T15">,</text:span><text:span text:style-name="T22"> read.csv2()</text:span>. <text:span text:style-name="T4">Default sep for </text:span><text:span text:style-name="T24">read</text:span><text:span text:style-name="T30">.</text:span><text:span text:style-name="T24">table</text:span><text:span text:style-name="T4"> is a tab, whereas default sep for </text:span><text:span text:style-name="T24">read</text:span><text:span text:style-name="T30">.</text:span><text:span text:style-name="T24">csv</text:span><text:span text:style-name="T4"> is a comma.</text:span></text:p>
      <text:p text:style-name="P66"/>
      <text:p text:style-name="P67">Excel files :</text:p>
      <text:p text:style-name="P63"><text:span text:style-name="T24">xlsx</text:span><text:span text:style-name="T30"> </text:span><text:span text:style-name="T24">package</text:span><text:span text:style-name="T4"> (otherwise </text:span><text:span text:style-name="T24">XLConnect</text:span><text:span text:style-name="T4"> has more options, see </text:span><text:a xlink:type="simple" xlink:href="http://cran.r-project.org/web/packages/XLConnect/vignettes/XLConnect.pdf" text:style-name="Internet_20_link" text:visited-style-name="Visited_20_Internet_20_Link"><text:span text:style-name="T24">XLConnect vignette</text:span></text:a><text:span text:style-name="T4">)</text:span></text:p>
      <text:p text:style-name="P65">write.xlsx</text:p>
      <text:p text:style-name="P65">read.xlsx2 is faster than read.xlsx but slightly unstable</text:p>
      <text:p text:style-name="P68">advised to store data with a comma or a tab seperator, which allows to read databases faster.</text:p>
      <text:p text:style-name="P67">Example:</text:p>
      <text:p text:style-name="P65">library(xlsx)</text:p>
      <text:p text:style-name="P65">myData &lt;- read.xlsx("directory/namefile.xlsx", sheetIndex= 1, colIndex = 2:3, rowIndex = 1:4,header = TRUE)</text:p>
      <text:p text:style-name="P65">head(myData)</text:p>
      <text:p text:style-name="P66"/>
      <text:p text:style-name="P12"/>
      <text:h text:style-name="P101" text:outline-level="2">Functions :</text:h>
      <text:p text:style-name="P16"/>
      <text:p text:style-name="P33">aggregate(Survived ~ Child + Sex, data=train, FUN=function(x) {sum(x)/length(x)})</text:p>
      <text:p text:style-name="P63"><text:span text:style-name="T4"># performs functions on the variables specified at the beginning by aggregating the data to groups (similar to a "</text:span><text:span text:style-name="T24">group_by</text:span><text:span text:style-name="T4">" procedure followed by a "</text:span><text:span text:style-name="T24">summarize</text:span><text:span text:style-name="T4">" in the </text:span><text:span text:style-name="T24">dplyr package</text:span><text:span text:style-name="T4">). Here we apply </text:span><text:span text:style-name="T22">sum()</text:span><text:span text:style-name="T4"> and length() to the </text:span><text:span text:style-name="T24">Survived</text:span><text:span text:style-name="T4"> variable, by grouping by </text:span><text:span text:style-name="T24">Child</text:span><text:span text:style-name="T4"> and </text:span><text:span text:style-name="T24">Sex</text:span><text:span text:style-name="T4">.</text:span></text:p>
      <text:p text:style-name="P63"><text:span text:style-name="T4">See another example with both aggregate and with the </text:span><text:span text:style-name="T22">plyr package</text:span><text:span text:style-name="T4"> at </text:span><text:a xlink:type="simple" xlink:href="http://stackoverflow.com/questions/16367436/" text:style-name="Internet_20_link" text:visited-style-name="Visited_20_Internet_20_Link"><text:span text:style-name="T4">http://stackoverflow.com/questions/16367436/</text:span></text:a></text:p>
      <text:p text:style-name="P16"/>
      <text:p text:style-name="P16"><text:span text:style-name="T26">args()</text:span> : gives the arguments of a function</text:p>
      <text:p text:style-name="P23"/>
      <text:p text:style-name="P16"><text:span text:style-name="T26">abs(), sqrt(), ceiling(x), floor(x), roun(x, digits=n), signif(x, digits=n), log2(x) </text:span><text:span text:style-name="T38">(for other logs), etc.</text:span></text:p>
      <text:p text:style-name="P16"/>
      <text:h text:style-name="P101" text:outline-level="2">Vectors, lists and matrices</text:h>
      <text:p text:style-name="P16"/>
      <text:p text:style-name="P16"><text:span text:style-name="T27">rep() </text:span>: a repeated vector, arguments "time" and "each" can be used</text:p>
      <text:p text:style-name="P16"><text:span text:style-name="T27">seq() </text:span>: create a sequence, "length" and "by" can be used</text:p>
      <text:p text:style-name="P16"/>
      <text:p text:style-name="P16"><text:span text:style-name="T27">c()</text:span> : creates a vector. Example : <text:span text:style-name="T27">x &lt;- c(1+0i, 2 +4i)</text:span></text:p>
      <text:p text:style-name="P30"><text:soft-page-break/>x &lt;- vector("numeric", length= 10) <text:s/><text:span text:style-name="T73"># default value is 0</text:span></text:p>
      <text:p text:style-name="P30">matrix(nrow = 2, ncol = 3) <text:s/><text:span text:style-name="T73"># default value is "NA"</text:span></text:p>
      <text:p text:style-name="P30">matrix(1:6, nrow = 2, ncol = 3) <text:s/><text:span text:style-name="T73"># filled column wise</text:span></text:p>
      <text:p text:style-name="P30">dim()</text:p>
      <text:p text:style-name="P30">nrow()</text:p>
      <text:p text:style-name="P30">ncol()</text:p>
      <text:p text:style-name="P16">other ways of building a matrix:</text:p>
      <text:p text:style-name="P30">m &lt;- 1:10</text:p>
      <text:p text:style-name="P30">dim(m) &lt;- c(2,5)</text:p>
      <text:p text:style-name="P16"># other way of buildng a matrix with two vectors of the same size x and y</text:p>
      <text:p text:style-name="P30">cbind(x,y)</text:p>
      <text:p text:style-name="P30">rbind(x,y)</text:p>
      <text:p text:style-name="P16">other way to cbind:</text:p>
      <text:p text:style-name="P30">X$var4 &lt;- rnorm(5) <text:span text:style-name="T76">#where X$var4 is a new column we just created</text:span></text:p>
      <text:p text:style-name="P16"/>
      <text:p text:style-name="P16"/>
      <text:p text:style-name="P16"><text:span text:style-name="T27">rm()</text:span> : remove objects</text:p>
      <text:p text:style-name="P16"><text:span text:style-name="T27">rm(list = ls())</text:span> : remove all objects from global environment.</text:p>
      <text:p text:style-name="P16"/>
      <text:p text:style-name="P16"><text:span text:style-name="T27">which()</text:span><text:span text:style-name="T65"> : </text:span><text:bookmark text:name="rstudio_console_output1"/><text:span text:style-name="T38">takes a logical vector as an argument and returns the indices of the vector that are</text:span><text:span text:style-name="T48"> </text:span><text:span text:style-name="T27">TRUE</text:span><text:span text:style-name="T38">. For example</text:span><text:span text:style-name="T14"> </text:span><text:span text:style-name="T27">which(c(TRUE, FALSE, TRUE))</text:span><text:span text:style-name="T38"> would return the vector </text:span><text:span text:style-name="T27">c(1, 3)</text:span></text:p>
      <text:p text:style-name="P16"><text:bookmark text:name="rstudio_console_output2"/><text:span text:style-name="T27">any()</text:span> and <text:span text:style-name="T27">all()</text:span> : Like the <text:span text:style-name="T27">which()</text:span> function, the functions <text:span text:style-name="T27">any()</text:span> and <text:span text:style-name="T27">all()</text:span> take logical vectors as their argument. The <text:span text:style-name="T27">any()</text:span> function will return TRUE if one or more of the elements in the logical vector is <text:span text:style-name="T27">TRUE</text:span>. The <text:span text:style-name="T27">all()</text:span> function will return <text:span text:style-name="T27">TRUE</text:span> if every element in the logical vector is <text:span text:style-name="T27">TRUE</text:span>.</text:p>
      <text:p text:style-name="P40"/>
      <text:p text:style-name="P40"><text:span text:style-name="T27">colSums()</text:span><text:span text:style-name="T63"> : sums on the columns (verticular sum). </text:span></text:p>
      <text:p text:style-name="P40"><text:span text:style-name="T27">%in%</text:span><text:span text:style-name="T49"> : checks if values in a vector belongs to a another vector</text:span></text:p>
      <text:p text:style-name="P23">Example:</text:p>
      <text:p text:style-name="P16"><text:span text:style-name="T27">table(vector1 %in% vector2) </text:span><text:span text:style-name="T49">: will return a frequency table of </text:span><text:span text:style-name="T27">TRUE / FALSE </text:span><text:span text:style-name="T49">values</text:span></text:p>
      <text:p text:style-name="P23"/>
      <text:p text:style-name="P40"/>
      <text:p text:style-name="P39"/>
      <text:h text:style-name="P100" text:outline-level="2"/>
      <text:h text:style-name="P101" text:outline-level="2">Simulating / randomizing data</text:h>
      <text:p text:style-name="P10"/>
      <text:p text:style-name="P16"><text:span text:style-name="T27">rbinom()</text:span><text:span text:style-name="T58"> </text:span>: quicker than to simulate a coin. Binomial distribution (different from bernouilli).</text:p>
      <text:p text:style-name="P16"><text:span text:style-name="T27">rnorm()</text:span><text:span text:style-name="T41"> </text:span><text:span text:style-name="T38">: normal distribution. First argument is the numbers of values simulated. Default mean and sd at 0 and 1.</text:span></text:p>
      <text:p text:style-name="P33"/>
      <text:p text:style-name="P16"><text:span text:style-name="T26">rnorm()</text:span> : r simulates a random variable (from a normal distribution here)</text:p>
      <text:p text:style-name="P16"><text:span text:style-name="T26">dnorm()</text:span> : d gives the density</text:p>
      <text:p text:style-name="P16"><text:span text:style-name="T26">pnorm()</text:span> : p gives the inverse cumulative function</text:p>
      <text:p text:style-name="P9"/>
      <text:p text:style-name="P16"><text:span text:style-name="T26">sample()</text:span><text:span text:style-name="T27"> </text:span>: will get you a random sample for an object (size to specify) with or without replacement.</text:p>
      <text:p text:style-name="P16"><text:span text:style-name="T26">sample(1:10,4)</text:span> : takes out randomly 4 numbers out of a vector made of a sequence from 1 to 10.</text:p>
      <text:p text:style-name="P44"><text:span text:style-name="T26">sample(1:10, replace=TRUE)</text:span> : sample with replacement (<text:span text:style-name="T26">FALSE</text:span> by default).</text:p>
      <text:p text:style-name="P16"><text:span text:style-name="T39">Example</text:span><text:span text:style-name="T66">:</text:span><text:span text:style-name="T65"> </text:span></text:p>
      <text:p text:style-name="P50"><text:span text:style-name="T26">sample(1:6,4,replace=TRUE)</text:span> is a 4 rolling for a six-sided dice. Can be used for permuting. Or we can throw a weird coin : <text:span text:style-name="T26">sample(c(0,1),100,replace=TRUE,prob=c(0.3,0.7))</text:span></text:p>
      <text:p text:style-name="P16">example:</text:p>
      <text:p text:style-name="P52">yesno &lt;- sample(c("yes","no"),size=10,replace=TRUE)</text:p>
      <text:p text:style-name="P52">yesnofac = factor(yesno,levels=c("yes","no"))</text:p>
      <text:p text:style-name="P52">relevel(yesnofac,ref="yes") <text:span text:style-name="T76">#reference class be equal to the "yes" value</text:span></text:p>
      <text:p text:style-name="P52">as.numeric(yesnofac) <text:span text:style-name="T76">#lowest value is turned to 1, the 2nd value to 2, etc</text:span></text:p>
      <text:p text:style-name="P16"><text:soft-page-break/></text:p>
      <text:p text:style-name="P16"><text:span text:style-name="T28">replicate() </text:span><text:span text:style-name="T9">: will allow to replicate in a number of samples your simulations</text:span></text:p>
      <text:p text:style-name="P16"/>
      <text:p text:style-name="P16"/>
      <text:h text:style-name="P101" text:outline-level="2">Graphics</text:h>
      <text:p text:style-name="P2"/>
      <text:p text:style-name="P16"><text:span text:style-name="T58">check ou</text:span><text:bookmark text:name="rstudio_console_output10"/><text:span text:style-name="T58">t: </text:span></text:p>
      <text:list xml:id="list4938528262450829457" text:style-name="L10">
        <text:list-item>
          <text:p text:style-name="P78"><text:a xlink:type="simple" xlink:href="http://varianceexplained.org/r/teach_ggplot2_to_beginners/" text:style-name="Internet_20_link" text:visited-style-name="Visited_20_Internet_20_Link"><text:span text:style-name="T58">http://varianceexplained.org/r/teach_ggplot2_to_beginners/</text:span></text:a></text:p>
        </text:list-item>
        <text:list-item>
          <text:p text:style-name="P78"><text:a xlink:type="simple" xlink:href="http://www.ling.upenn.edu/~joseff/rstudy/week4.html" text:style-name="Internet_20_link" text:visited-style-name="Visited_20_Internet_20_Link"><text:span text:style-name="T58">http://www.ling.upenn.edu/~joseff/rstudy/week4.html</text:span></text:a></text:p>
        </text:list-item>
      </text:list>
      <text:p text:style-name="P18"/>
      <text:p text:style-name="P16"><text:span text:style-name="T27">boxplot() </text:span><text:span text:style-name="T58">: creates box plots. Example : </text:span><text:bookmark text:name="rstudio_console_output11"/><text:span text:style-name="T16">boxplot(formula = mpg ~ cyl, data = mtcars )</text:span></text:p>
      <text:p text:style-name="P25">hist() : </text:p>
      <text:p text:style-name="P1"/>
      <text:p text:style-name="P1"/>
      <text:h text:style-name="P101" text:outline-level="2">Debugging tools</text:h>
      <text:p text:style-name="P9"/>
      <text:p text:style-name="P16"><text:span text:style-name="T27">traceback()</text:span><text:span text:style-name="T10"> </text:span>: prints out the function call stack after an error occurs: does nothing if there is no error.</text:p>
      <text:p text:style-name="P16"><text:span text:style-name="T27">debug</text:span> : flags a function for "debug" mode which allows you to step through execution of a function one line at a time</text:p>
      <text:p text:style-name="P16"><text:span text:style-name="T27">browser</text:span> : suspends the execution of a function whenever it is called and puts the function in debug mode</text:p>
      <text:p text:style-name="P16"><text:span text:style-name="T27">trace</text:span> : allows you to insert debugging code into a function a specific places</text:p>
      <text:p text:style-name="P2"><text:span text:style-name="T26">recover</text:span> : allows you to modify the error behavior so that you can browse the function call stack</text:p>
      <text:p text:style-name="P2"/>
      <text:p text:style-name="P2"/>
      <text:h text:style-name="P101" text:outline-level="2">R Profiler <text:span text:style-name="T69">(examining how much time is being spent in different parts of a program)</text:span></text:h>
      <text:p text:style-name="P1"/>
      <text:p text:style-name="P1">introduction :</text:p>
      <text:list xml:id="list6900504642974447618" text:style-name="L11">
        <text:list-item>
          <text:p text:style-name="P90"><text:span text:style-name="T1">user time </text:span>: time charged to the CPU(s) for this expression</text:p>
        </text:list-item>
        <text:list-item>
          <text:p text:style-name="P90"><text:span text:style-name="T1">elasped time </text:span>: « wall clock » time</text:p>
        </text:list-item>
      </text:list>
      <text:p text:style-name="P1">Elapsed time can be geater than user time if the CPU spends a lot of time waiting around. Elapsed time can be smaller than user time if the machine has multiple cores/processors (and is capable of using them ; if it is capable, user time is roughly divided by the number of processors compared to elapsed time).</text:p>
      <text:p text:style-name="P1"/>
      <text:p text:style-name="P16"><text:span text:style-name="T21">system.time()</text:span><text:span text:style-name="T10"> </text:span>: takes an arbitrary R expression as input (can be wrappend in curly braces) and returns the amount of time taken to evaluate the expression :</text:p>
      <text:list xml:id="list6583536737377505337" text:style-name="L12">
        <text:list-item>
          <text:p text:style-name="P91">if there is an error, gives time until error occured</text:p>
        </text:list-item>
        <text:list-item>
          <text:p text:style-name="P79">returns an object of class <text:span text:style-name="T21">proc_time </text:span></text:p>
        </text:list-item>
        <text:list-item>
          <text:p text:style-name="P79">for long expressions, use <text:span text:style-name="T21">{}</text:span> in the parenthesis to wrap the expression</text:p>
        </text:list-item>
      </text:list>
      <text:p text:style-name="P1"/>
      <text:p text:style-name="P16"><text:span text:style-name="T21">Rprof()</text:span><text:span text:style-name="T10"> </text:span>: the R profiler. Runs the profiler for performance of analysis of R code. DO NOT use <text:span text:style-name="T21">system.time()</text:span> and <text:span text:style-name="T21">Rprof() </text:span>together otherwise you will be sad. The R profiler keeps track of the function call stack at regularly sampled intervals and tabulates how much time is spent in each function.</text:p>
      <text:p text:style-name="P1"/>
      <text:p text:style-name="P16"><text:span text:style-name="T21">SummaryRprof()</text:span> : summarizes the output form Rprof() (otherwise it is not readable), and gives the amount of time spent in each function (with two types of normalization). Warning: C or Fortran is not profiled.</text:p>
      <text:p text:style-name="P1"/>
      <text:p text:style-name="P16"><text:soft-page-break/><text:span text:style-name="T21">$by.total</text:span><text:span text:style-name="T10"> </text:span>: tells what percentage of total time was spent in a function and its low-level function (<text:span text:style-name="T21">total.pct</text:span> column)</text:p>
      <text:p text:style-name="P1"/>
      <text:p text:style-name="P16"><text:span text:style-name="T21">$by.self</text:span><text:span text:style-name="T10"> </text:span>: most useful option : tells how much time is spent in a given function after substracting out from the top level function the time spent in the low-level functions (<text:span text:style-name="T21">self.pct</text:span> column ; allows to target for optimization later on)</text:p>
      <text:p text:style-name="P1"/>
      <text:p text:style-name="P16"><text:span text:style-name="T21">$sample.interval</text:span><text:span text:style-name="T10"> </text:span>: what time interval the sampling took place for printing out the call stack</text:p>
      <text:p text:style-name="P1"/>
      <text:p text:style-name="P16"><text:span text:style-name="T21">$sampling.time</text:span><text:span text:style-name="T12"> </text:span><text:span text:style-name="T58">: total amount of time the sampling took to run the expression (equivalent to the elapsed time).</text:span></text:p>
      <text:p text:style-name="P1"/>
      <text:p text:style-name="P1"/>
      <text:h text:style-name="P101" text:outline-level="2">XML data:</text:h>
      <text:p text:style-name="P1"/>
      <text:p text:style-name="P1">Used to store structured data. See <text:a xlink:type="simple" xlink:href="http://en.wikipedia.org/wiki/XML" text:style-name="Internet_20_link" text:visited-style-name="Visited_20_Internet_20_Link">http://en.wikipedia.org/wiki/XML</text:a>.</text:p>
      <text:p text:style-name="P1">tutorials :</text:p>
      <text:list xml:id="list1486418236984409235" text:style-name="L13">
        <text:list-item>
          <text:p text:style-name="P92"><text:a xlink:type="simple" xlink:href="http://www.omegahat.org/RSXML/shortIntro.pdf" text:style-name="Internet_20_link" text:visited-style-name="Visited_20_Internet_20_Link">short tutorial</text:a></text:p>
        </text:list-item>
        <text:list-item>
          <text:p text:style-name="P92"><text:a xlink:type="simple" xlink:href="http://www.omegahat.org/RSXML/Tour.pdf" text:style-name="Internet_20_link" text:visited-style-name="Visited_20_Internet_20_Link">long tutorial</text:a></text:p>
        </text:list-item>
        <text:list-item>
          <text:p text:style-name="P92">and an <text:a xlink:type="simple" xlink:href="http://www.stat.berkeley.edu/~statcur/Workshop2/Presentations/XML.pdf" text:style-name="Internet_20_link" text:visited-style-name="Visited_20_Internet_20_Link">outstanding guide to the XML package</text:a></text:p>
        </text:list-item>
      </text:list>
      <text:p text:style-name="P1"/>
      <text:p text:style-name="P1">XML contains :</text:p>
      <text:list xml:id="list4944416464931318363" text:style-name="L14">
        <text:list-item>
          <text:p text:style-name="P80"><text:span text:style-name="T1">markup</text:span>: labels that give the text structure. A tag is a label (there are starts tags, &lt;section&gt;, end tages, &lt;/section&gt;, and empty tags &lt;line-break /&gt;). Attributes can be given to the label. For example, <text:span text:style-name="T19">&lt;img src = <text:s/>"jeff.jpg" alt ="instructor" /&gt;</text:span> or <text:span text:style-name="T19">&lt;step number="3"&gt; Connect A to B. &lt;/step&gt;</text:span></text:p>
        </text:list-item>
        <text:list-item>
          <text:p text:style-name="P80"><text:span text:style-name="T60">content</text:span><text:span text:style-name="T58">: the actual text that you type in between the labels</text:span></text:p>
        </text:list-item>
      </text:list>
      <text:p text:style-name="P1">See more examples at <text:a xlink:type="simple" xlink:href="http://www.w3schools.com/xml/simple.xml" text:style-name="Internet_20_link" text:visited-style-name="Visited_20_Internet_20_Link">http://www.w3schools.com/xml/simple.xml</text:a></text:p>
      <text:p text:style-name="P1"/>
      <text:p text:style-name="P4">Example for reading an XML file:</text:p>
      <text:p text:style-name="P28">library(XML)</text:p>
      <text:p text:style-name="P28">fileUrl &lt;- "http://www.w3schools.com/xml/simple.xml"</text:p>
      <text:p text:style-name="P28">doc &lt;- xmlTreeParse(fileUrl, useInternal = TRUE) <text:s/># parse out the XML file</text:p>
      <text:p text:style-name="P28">rootNode &lt;- xmlRoot(doc) # wrapper element of the entire document</text:p>
      <text:p text:style-name="P28">xmlName(rootNode)</text:p>
      <text:p text:style-name="P56"><text:bookmark text:name="rstudio_console_output14"/>[1] "breakfast_menu"</text:p>
      <text:p text:style-name="P28"/>
      <text:p text:style-name="P28">names(rootNode)</text:p>
      <text:p text:style-name="P56"><text:bookmark text:name="rstudio_console_output15"/><text:s text:c="2"/>food <text:s text:c="2"/>food <text:s text:c="2"/>food <text:s text:c="2"/>food <text:s text:c="2"/>food </text:p>
      <text:p text:style-name="P54">"food" "food" "food" "food" "food" </text:p>
      <text:p text:style-name="P28"/>
      <text:p text:style-name="P28"><text:span text:style-name="T71">rootNode[[1]] </text:span><text:s/># access the 1<text:span text:style-name="T70">st</text:span> food element</text:p>
      <text:p text:style-name="P56"><text:bookmark text:name="rstudio_console_output16"/>&lt;food&gt;</text:p>
      <text:p text:style-name="P55"><text:s text:c="2"/><text:span text:style-name="T62">&lt;name&gt;Belgian Waffles&lt;/name&gt;</text:span></text:p>
      <text:p text:style-name="P55"><text:s text:c="2"/><text:span text:style-name="T62">&lt;price&gt;$5.95&lt;/price&gt;</text:span></text:p>
      <text:p text:style-name="P55"><text:s text:c="2"/><text:span text:style-name="T62">&lt;description&gt;Two of our famous Belgian Waffles with plenty of real maple syrup&lt;/description&gt;</text:span></text:p>
      <text:p text:style-name="P55"><text:s text:c="2"/><text:span text:style-name="T62">&lt;calories&gt;650&lt;/calories&gt;</text:span></text:p>
      <text:p text:style-name="P54">&lt;/food&gt; </text:p>
      <text:p text:style-name="P28"/>
      <text:p text:style-name="P28"><text:span text:style-name="T71">rootNode[[1]][[1]]</text:span> # 1st element of the 1<text:span text:style-name="T70">st</text:span> component of the rootnode</text:p>
      <text:p text:style-name="P57"><text:bookmark text:name="rstudio_console_output17"/>&lt;name&gt;Belgian Waffles&lt;/name&gt; </text:p>
      <text:p text:style-name="P1"/>
      <text:p text:style-name="P16"><text:span text:style-name="T17">xmlSApply(rootNode,xmlValue) # </text:span><text:span text:style-name="T16">extract different parts of the file. Loops through all the elements of the rootnode ang get the value (here, will get all the values from the xml file)</text:span></text:p>
      <text:p text:style-name="P28"/>
      <text:p text:style-name="P46">Learn the Xpath language (to be more specific in accessing data) :</text:p>
      <text:p text:style-name="P45">A new language, see <text:a xlink:type="simple" xlink:href="http://www.stat.berkeley.edu/~statcur/Workshop2/Presentations/XML.pdf" text:style-name="Internet_20_link" text:visited-style-name="Visited_20_Internet_20_Link">http://www.stat.berkeley.edu/~statcur/Workshop2/Presentations/XML.pdf</text:a></text:p>
      <text:p text:style-name="P16"><text:soft-page-break/><text:span text:style-name="T17">/node </text:span><text:span text:style-name="T38">: top level node</text:span></text:p>
      <text:p text:style-name="P16"><text:span text:style-name="T17">//node </text:span><text:span text:style-name="T38">: node at any level</text:span></text:p>
      <text:p text:style-name="P16"><text:span text:style-name="T17">node[@attr-name]</text:span><text:span text:style-name="T38"> : <text:s/>node with an attribute name</text:span></text:p>
      <text:p text:style-name="P16"><text:span text:style-name="T17">node[@attr-name='bob']</text:span><text:span text:style-name="T38"> : <text:s/>node with attribute name attr-name = 'bob'</text:span></text:p>
      <text:p text:style-name="P29"/>
      <text:p text:style-name="P16"><text:span text:style-name="T17">xpathSApply(rootNode, "//name", xmlValue) </text:span>: get all of the node tagged <text:span text:style-name="T17">"name"</text:span> and get the <text:span text:style-name="T17">xmlValue</text:span>.</text:p>
      <text:p text:style-name="P57"><text:bookmark text:name="rstudio_console_output18"/>[1] "Belgian Waffles" <text:s text:c="12"/>"Strawberry Belgian Waffles" <text:s/>"Berry-Berry Belgian Waffles"</text:p>
      <text:p text:style-name="P54">[4] "French Toast" <text:s text:c="15"/>"Homestyle Breakfast"</text:p>
      <text:p text:style-name="P1"/>
      <text:p text:style-name="P16"><text:span text:style-name="T17">xpathSApply(rootNode, "//price", xmlValue) </text:span><text:span text:style-name="T50"># here we get the price</text:span></text:p>
      <text:p text:style-name="P57"><text:bookmark text:name="rstudio_console_output19"/>[1] "$5.95" "$7.95" "$8.95" "$4.50" "$6.95"</text:p>
      <text:p text:style-name="P1"><text:s/></text:p>
      <text:p text:style-name="P29">fileUrl &lt;- "http://espn.go.com/nfl/team/_/name/bal/baltimore-ravens"</text:p>
      <text:p text:style-name="P29">doc &lt;- htmlTreeParse(fileUrl, useInternal=TRUE) <text:span text:style-name="T72">#we are parsing an html page, so we are now using htmlTreeParse(), the argument useInternal=TRUE allows us to get all the internal nodes from the file</text:span></text:p>
      <text:p text:style-name="P16"><text:span text:style-name="T17">scores &lt;- xpathSApply(doc, "//li[@class='score']", xmlValue) </text:span><text:span text:style-name="T50"># looks for elements that are lists items (li) and their class is "scores", and returns xml value</text:span></text:p>
      <text:p text:style-name="P29">scores</text:p>
      <text:p text:style-name="P70"><text:bookmark text:name="rstudio_console_output20"/><text:span text:style-name="T36">list()</text:span><text:span text:style-name="T4"> (does not seem to work anymore ...)</text:span></text:p>
      <text:p text:style-name="P29"/>
      <text:p text:style-name="P29">teams &lt;- xpathSApply(doc, "//li[@class='team-name']", xmlValue)</text:p>
      <text:p text:style-name="P29">teams</text:p>
      <text:p text:style-name="P71">[1] "Baltimore RavensRavens" "Baltimore RavensRavens"</text:p>
      <text:p text:style-name="P1"/>
      <text:p text:style-name="P1"/>
      <text:h text:style-name="P101" text:outline-level="2">JSON data:</text:h>
      <text:p text:style-name="P3"/>
      <text:p text:style-name="P3">Structured data language, and lightweight data storage. See <text:a xlink:type="simple" xlink:href="http://en.wikipedia.org/wiki/JSON" text:style-name="Internet_20_link" text:visited-style-name="Visited_20_Internet_20_Link">http://en.wikipedia.org/wiki/JSON</text:a>.</text:p>
      <text:p text:style-name="P3">Others tutorials and information :</text:p>
      <text:list xml:id="list1567042818453997899" text:style-name="L15">
        <text:list-item>
          <text:p text:style-name="P93"><text:a xlink:type="simple" xlink:href="http://www.json.org/" text:style-name="Internet_20_link" text:visited-style-name="Visited_20_Internet_20_Link">http://www.json.org</text:a></text:p>
        </text:list-item>
        <text:list-item>
          <text:p text:style-name="P93">good tutorial on jsonlite : <text:a xlink:type="simple" xlink:href="http://www.r-bloggers.com/new-package-jsonlite-a-smarter-json-encoderdecoder/" text:style-name="Internet_20_link" text:visited-style-name="Visited_20_Internet_20_Link">http://www.r-bloggers.com/new-package-jsonlite-a-smarter-json-encoderdecoder/</text:a></text:p>
        </text:list-item>
        <text:list-item>
          <text:p text:style-name="P93"><text:a xlink:type="simple" xlink:href="http://cran.r-project.org/web/packages/jsonlite/vignettes/json-mapping.pdf" text:style-name="Internet_20_link" text:visited-style-name="Visited_20_Internet_20_Link">jsonlite vignette</text:a> </text:p>
        </text:list-item>
      </text:list>
      <text:p text:style-name="P16">R uses the <text:span text:style-name="T17">jsonlite</text:span> package.</text:p>
      <text:p text:style-name="P3"/>
      <text:p text:style-name="P29">library(jsonlite)</text:p>
      <text:p text:style-name="P16"><text:span text:style-name="T17">jsonData &lt;- fromJSON("</text:span><text:a xlink:type="simple" xlink:href="https://api.github.com/users/jtleek/repos" text:style-name="Internet_20_link" text:visited-style-name="Visited_20_Internet_20_Link">https://api.github.com/users/jtleek/repos</text:a><text:span text:style-name="T17">")</text:span></text:p>
      <text:p text:style-name="P29">names(jsonData)</text:p>
      <text:p text:style-name="P16"><text:bookmark text:name="rstudio_console_output21"/><text:span text:style-name="T17">names(jsonData$owner)</text:span> <text:span text:style-name="T50"># get the names with owner which corresponded to an array </text:span><text:span text:style-name="T50">of values</text:span></text:p>
      <text:p text:style-name="P16"><text:span text:style-name="T17">jsonData$owner$login</text:span><text:span text:style-name="T50"> # drilling down further with all the logins of owner</text:span></text:p>
      <text:p text:style-name="P29"/>
      <text:p text:style-name="P3">turning data.frames into JSON :</text:p>
      <text:p text:style-name="P29">myjson &lt;- toJSON(iris, pretty=TRUE)</text:p>
      <text:p text:style-name="P29">cat(myjson)</text:p>
      <text:p text:style-name="P3">and vice versa :</text:p>
      <text:p text:style-name="P29">iris2 &lt;- fromJSON(myjson)</text:p>
      <text:p text:style-name="P29">head(iris2)</text:p>
      <text:p text:style-name="P3"/>
      <text:h text:style-name="P101" text:outline-level="2">mySQL databases with R</text:h>
      <text:p text:style-name="P3"/>
      <text:p text:style-name="P3">go see <text:a xlink:type="simple" xlink:href="http://www.mysql.com/" text:style-name="Internet_20_link" text:visited-style-name="Visited_20_Internet_20_Link">http://www.mysql.com</text:a></text:p>
      <text:p text:style-name="P3">install at <text:a xlink:type="simple" xlink:href="https://dev.mysql.com/doc/refman/5.1/en/installing.html" text:style-name="Internet_20_link" text:visited-style-name="Visited_20_Internet_20_Link">https://dev.mysql.com/doc/refman/5.1/en/installing.html</text:a></text:p>
      <text:p text:style-name="P3">and for R (Windows) :</text:p>
      <text:list xml:id="list3658960094613017751" text:style-name="L16">
        <text:list-item>
          <text:p text:style-name="P94"><text:a xlink:type="simple" xlink:href="http://biostat.mc.vanderbilt.edu/wiki/Main/RMySQL" text:style-name="Internet_20_link" text:visited-style-name="Visited_20_Internet_20_Link">http://biostat.mc.vanderbilt.edu/wiki/Main/RMySQL</text:a></text:p>
        </text:list-item>
        <text:list-item>
          <text:p text:style-name="P94"><text:soft-page-break/><text:a xlink:type="simple" xlink:href="http://www.ahschulz.de/2013/07/23/installing-rmysql-under-windows/" text:style-name="Internet_20_link" text:visited-style-name="Visited_20_Internet_20_Link">http://www.ahschulz.de/2013/07/23/installing-rmysql-under-windows/</text:a></text:p>
        </text:list-item>
      </text:list>
      <text:p text:style-name="P3">Further ressources:</text:p>
      <text:list xml:id="list4338619645833938509" text:style-name="L17">
        <text:list-item>
          <text:p text:style-name="P95"><text:a xlink:type="simple" xlink:href="http://cran.r-project.org/web/packages/RMySQL/RMySQL.pdf" text:style-name="Internet_20_link" text:visited-style-name="Visited_20_Internet_20_Link">http://cran.r-project.org/web/packages/RMySQL/RMySQL.pdf</text:a></text:p>
        </text:list-item>
        <text:list-item>
          <text:p text:style-name="P95"><text:a xlink:type="simple" xlink:href="http://www.pantz.org/software/mysql/mysqlcommands.html" text:style-name="Internet_20_link" text:visited-style-name="Visited_20_Internet_20_Link">http://www.pantz.org/software/mysql/mysqlcommands.html</text:a></text:p>
        </text:list-item>
        <text:list-item>
          <text:p text:style-name="P95"><text:a xlink:type="simple" xlink:href="http://www.r-bloggers.com/mysql-and-r/" text:style-name="Internet_20_link" text:visited-style-name="Visited_20_Internet_20_Link">http://www.r-bloggers.com/mysql-and-r/</text:a></text:p>
        </text:list-item>
      </text:list>
      <text:p text:style-name="P3"><text:span text:style-name="T75">Caution</text:span>: do not delete add or join things on the server, only select!.</text:p>
      <text:p text:style-name="P3"/>
      <text:p text:style-name="P47">mySQL example given at : <text:a xlink:type="simple" xlink:href="http://genome.ucsc.edu/goldenPath/help/mysql.html" text:style-name="Internet_20_link" text:visited-style-name="Visited_20_Internet_20_Link">http://genome.ucsc.edu/goldenPath/help/mysql.html</text:a></text:p>
      <text:p text:style-name="P16"><text:span text:style-name="T17">u</text:span><text:span text:style-name="T18">cscDb &lt;- dbConnect(MySQL(), user="genome", host = "genome-mysql.cse.ucsc.edu") </text:span><text:span text:style-name="T51">#connects to a database (here a mySQL database), host is where the database is</text:span></text:p>
      <text:p text:style-name="P16"><text:span text:style-name="T17">result &lt;- dbGetQuery(ucscDb, "show databases;")</text:span> <text:span text:style-name="T51">#go to the connection and runs the mySQL "show databases;" command</text:span></text:p>
      <text:p text:style-name="P16"><text:span text:style-name="T17">dbDisconnect(ucscDb) </text:span><text:s/><text:span text:style-name="T51">#DO NOT FORGET TO DISCONNECT FROM SERVER (you get a [1] TRUE for disconnecting)</text:span></text:p>
      <text:p text:style-name="P29">result</text:p>
      <text:p text:style-name="P3"/>
      <text:p text:style-name="P16"><text:span text:style-name="T17">hg19 &lt;- <text:s/>dbConnect(MySQL(), user="genome", db="hg19", host = "genome-mysql.cse.ucsc.edu") </text:span><text:s/><text:span text:style-name="T51">#hg19 is a particular genome database. We access it with "db="hg19""</text:span></text:p>
      <text:p text:style-name="P29">allTables &lt;- dbListTables(hg19)</text:p>
      <text:p text:style-name="P29">length(allTables)</text:p>
      <text:p text:style-name="P3"/>
      <text:p text:style-name="P16"><text:span text:style-name="T20">dbListFields(hg19,"affyU133Plus2")</text:span> <text:span text:style-name="T51">#gives all the fields within the "affyU133Plus2" table (gives all the columns)</text:span></text:p>
      <text:p text:style-name="P16"><text:span text:style-name="T20">dbGetQuery(h19, "select count(*) from afyU133Plus2")</text:span><text:span text:style-name="T59"> </text:span><text:span text:style-name="T52">#runs a mySQL command and counts all the records in that table (counts the rows)</text:span></text:p>
      <text:p text:style-name="P3"/>
      <text:p text:style-name="P16"><text:span text:style-name="T20">affyData &lt;- dbReadTable(hg19, "affyU133Plus2")</text:span> <text:span text:style-name="T52">#retrieving one table from a database</text:span></text:p>
      <text:p text:style-name="P26">head(affyData)</text:p>
      <text:p text:style-name="P3"/>
      <text:p text:style-name="P16"><text:span text:style-name="T20">query &lt;- <text:s/>dbSendQuery(hg19, "select * from affyU133Plus2 where misMatches between 1 and 3")</text:span> <text:span text:style-name="T52"># mySQL command: selects all observations from the affy table where misMatches (one of the columns) is between 1 and 3. We could basicully run all the mySQL queries through these quotes.</text:span></text:p>
      <text:p text:style-name="P16"><text:span text:style-name="T20">affyMis &lt;- fetch(query) ; quantile(affyMis$misMatches) </text:span><text:span text:style-name="T52"># sucks out the data with fetch. Better be sure not to have a big table! Otherwise do:</text:span></text:p>
      <text:p text:style-name="P16"><text:span text:style-name="T20">affyMisSmall ← fetch(query, n=10) ; dbClearResult(query) </text:span><text:span text:style-name="T52"># fetching the first 10 ten observations ; after dbClearResult() stopped the query, which was still being out there with the server</text:span></text:p>
      <text:p text:style-name="P26">dim(affyMisSmall)</text:p>
      <text:p text:style-name="P26"/>
      <text:p text:style-name="P16"><text:span text:style-name="T20">dbDisconnect() </text:span><text:span text:style-name="T52"># DO NOT FORGET TO DISCONNECT FROM SERVER</text:span></text:p>
      <text:p text:style-name="P26"/>
      <text:p text:style-name="P26"/>
      <text:h text:style-name="P101" text:outline-level="2">HDF5 (Hierarchal data format)</text:h>
      <text:p text:style-name="P3"/>
      <text:p text:style-name="P3">see <text:a xlink:type="simple" xlink:href="http://www.hdfgroup.org/HDF5" text:style-name="Internet_20_link" text:visited-style-name="Visited_20_Internet_20_Link">http://www.hdfgroup.org/HDF5</text:a></text:p>
      <text:p text:style-name="P3">tutorial: <text:a xlink:type="simple" xlink:href="http://www.bioconductor.org/packages/release/bioc/vignettes/rhdf5/inst/doc/rhdf5.pdf" text:style-name="Internet_20_link" text:visited-style-name="Visited_20_Internet_20_Link">http://www.bioconductor.org/packages/release/bioc/vignettes/rhdf5/inst/doc/rhdf5.pdf</text:a></text:p>
      <text:p text:style-name="P3"/>
      <text:p text:style-name="P3">install through bioconductorr:</text:p>
      <text:p text:style-name="P16"><text:span text:style-name="T20">source("</text:span><text:a xlink:type="simple" xlink:href="http://bioconductor.org/biocLite.R" text:style-name="Internet_20_link" text:visited-style-name="Visited_20_Internet_20_Link">http://bioconductor.org/biocLite.R</text:a><text:span text:style-name="T20">") </text:span><text:span text:style-name="T52">#will load the biocLite function</text:span></text:p>
      <text:p text:style-name="P16"><text:span text:style-name="T20">biocLite("rhdf5") </text:span><text:span text:style-name="T52"># load the rhdf5 package</text:span></text:p>
      <text:p text:style-name="P26"/>
      <text:p text:style-name="P26">library(rhdf5)</text:p>
      <text:p text:style-name="P26">created = h5creatFile("example.h5") <text:span text:style-name="T72"># created an hdf5 file</text:span></text:p>
      <text:p text:style-name="P26">created = h5createGroup("example.h5", "foo")</text:p>
      <text:p text:style-name="P26">created = h5createGroup("example.h5", "foo")</text:p>
      <text:p text:style-name="P26">created = h5createGroup("example.h5", "foo/foobaa")</text:p>
      <text:p text:style-name="P26">h5ls("example.h5") <text:span text:style-name="T72"># like the ls() command, but lists the hdf5 files</text:span></text:p>
      <text:p text:style-name="P3"/>
      <text:p text:style-name="P26"><text:soft-page-break/>A = matrix(1:10, nr=5,nc=2)</text:p>
      <text:p text:style-name="P26">h5write(A, "example.h5", "foo/A") <text:span text:style-name="T72"># write that matrix to a particular group</text:span></text:p>
      <text:p text:style-name="P26">B = array(seq(0.1,2.0,by=0.1),dim=c(5,2,2)) <text:span text:style-name="T72"># multidimensional array</text:span></text:p>
      <text:p text:style-name="P26">attr(B,"scale") &lt;- "liter"</text:p>
      <text:p text:style-name="P26">h5write(B, "example.h5", "foo/foobaa/B")</text:p>
      <text:p text:style-name="P26">h5ls("example.h5")</text:p>
      <text:p text:style-name="P3"/>
      <text:p text:style-name="P16"><text:span text:style-name="T20">readA = h5read("example.h5","foo/A") </text:span><text:span text:style-name="T52">#read the data</text:span></text:p>
      <text:p text:style-name="P26">readA = h5read("example.h5","foo/foobaa/B")</text:p>
      <text:p text:style-name="P3"/>
      <text:p text:style-name="P26">h5write(c(12,13,14),"example.h5","foo/A", index= list(1:3,1)) <text:span text:style-name="T72"># write to the first 3 rows in the 1st <text:s/>column the vector c(12,13,14)</text:span></text:p>
      <text:p text:style-name="P26">h5read("example.h5","foo/A") <text:span text:style-name="T72">#read and write in chunks (we could use this index for reading)</text:span></text:p>
      <text:p text:style-name="P3"/>
      <text:h text:style-name="P101" text:outline-level="2">Reading data from the web (webscraping):</text:h>
      <text:p text:style-name="P3"/>
      <text:p text:style-name="P3">See:</text:p>
      <text:list xml:id="list8774565116377947428" text:style-name="L18">
        <text:list-item>
          <text:p text:style-name="P96"><text:a xlink:type="simple" xlink:href="http://www.theatlantic.com/technology/archive/2014/01/how-netflix-reverse-engineered-hollywood/282679/" text:style-name="Internet_20_link" text:visited-style-name="Visited_20_Internet_20_Link">http://www.theatlantic.com/technology/archive/2014/01/how-netflix-reverse-engineered-hollywood/282679/</text:a></text:p>
        </text:list-item>
        <text:list-item>
          <text:p text:style-name="P96"><text:a xlink:type="simple" xlink:href="http://en.wikipedia.org/wiki/Web_scraping" text:style-name="Internet_20_link" text:visited-style-name="Visited_20_Internet_20_Link">http://en.wikipedia.org/wiki/Web_scraping</text:a></text:p>
        </text:list-item>
      </text:list>
      <text:p text:style-name="P3"/>
      <text:p text:style-name="P3">More on the httr package and on webscraping: </text:p>
      <text:list xml:id="list2461196948111499721" text:style-name="L19">
        <text:list-item>
          <text:p text:style-name="P97"><text:a xlink:type="simple" xlink:href="http://cran.r-project.org/web/packages/httr/httr.pdf" text:style-name="Internet_20_link" text:visited-style-name="Visited_20_Internet_20_Link">http://cran.r-project.org/web/packages/httr/httr.pdf</text:a></text:p>
        </text:list-item>
        <text:list-item>
          <text:p text:style-name="P97"><text:a xlink:type="simple" xlink:href="http://www.r-bloggers.com/?s=Web+Scraping" text:style-name="Internet_20_link" text:visited-style-name="Visited_20_Internet_20_Link">http://www.r-bloggers.com/?s=Web+Scraping</text:a></text:p>
        </text:list-item>
      </text:list>
      <text:p text:style-name="P3"/>
      <text:p text:style-name="P26"/>
      <text:p text:style-name="P27">con = url("http://scholar.google.com/citations?user=HI-I6C0AAAAJ&amp;hl=en")</text:p>
      <text:p text:style-name="P27">htmlCode = readLines(con) <text:span text:style-name="T73"># readLines to read out lines of the connection</text:span></text:p>
      <text:p text:style-name="P27">close(con) <text:span text:style-name="T73"># DO NOT FORGET TO CLOSE THE CONNECTION</text:span></text:p>
      <text:p text:style-name="P27">htmlCode <text:span text:style-name="T73"># one big long string of letters</text:span></text:p>
      <text:p text:style-name="P27"/>
      <text:p text:style-name="P27">library(XML)</text:p>
      <text:p text:style-name="P27">url &lt;- "http://scholar.google.com/citations?user=HI-I6C0AAAAJ&amp;hl=en"</text:p>
      <text:p text:style-name="P27">html &lt;- htmlTreeParse(url, useInternalNodes=T) <text:span text:style-name="T73"># parsing the html using the XML package</text:span></text:p>
      <text:p text:style-name="P27">xpathSApply(html, "//title", xmlValue) <text:span text:style-name="T73"># looking at the title of the page</text:span></text:p>
      <text:p text:style-name="P27">xpathSApply(html, "//td[@id='col-citedby']", xmlValue) <text:span text:style-name="T73"># looking at the number</text:span> of citations</text:p>
      <text:p text:style-name="P27"/>
      <text:p text:style-name="P27">library(httr); html2 = GET(url) <text:span text:style-name="T73">#GET command with the httr package</text:span></text:p>
      <text:p text:style-name="P27">content2 = content(html2,as="text") <text:span text:style-name="T73"># extracting the content of the url as one big text string</text:span></text:p>
      <text:p text:style-name="P27">parsedHtml = htmlParse(content2,asText=TRUE) <text:span text:style-name="T73">#parse out the text (like with the xml package)</text:span></text:p>
      <text:p text:style-name="P27">xpathSApply(parsedHtml, "//title", xmlValue) <text:span text:style-name="T73">#get the title from the parsed text</text:span></text:p>
      <text:p text:style-name="P27"/>
      <text:p text:style-name="P3">for websites with passwords:</text:p>
      <text:p text:style-name="P27">pg2 = GET("http://httpbin.org/basic-auth/user/passwd",authenticate("user","passwd")) <text:span text:style-name="T73">#giving the user name and password to authenticate (and not get a 401 error but a successful 200 status!)</text:span></text:p>
      <text:p text:style-name="P27">pg2</text:p>
      <text:p text:style-name="P27">names(pg2)</text:p>
      <text:p text:style-name="P27"/>
      <text:p text:style-name="P3">make sure to use handles:</text:p>
      <text:p text:style-name="P27">google = handle("http://google.com")</text:p>
      <text:p text:style-name="P27">pg1 = GET(handle=google,path="/")</text:p>
      <text:p text:style-name="P27">pg2 = GET(handle=google,path="search")</text:p>
      <text:p text:style-name="P3"/>
      <text:p text:style-name="P3"/>
      <text:h text:style-name="P101" text:outline-level="2">APIs</text:h>
      <text:p text:style-name="P3"/>
      <text:p text:style-name="P3">First you need to create an account, for example at <text:a xlink:type="simple" xlink:href="https://dev.twitter.com/apps" text:style-name="Internet_20_link" text:visited-style-name="Visited_20_Internet_20_Link">https://dev.twitter.com/apps</text:a>. We will need:</text:p>
      <text:list xml:id="list7263969468706983322" text:style-name="L20">
        <text:list-item>
          <text:p text:style-name="P98"><text:soft-page-break/>consumer key</text:p>
        </text:list-item>
        <text:list-item>
          <text:p text:style-name="P98">consumer secret</text:p>
        </text:list-item>
        <text:list-item>
          <text:p text:style-name="P98">request token URL</text:p>
        </text:list-item>
        <text:list-item>
          <text:p text:style-name="P98">authorize URL</text:p>
        </text:list-item>
      </text:list>
      <text:p text:style-name="P3">More documentation on the twitter API: <text:a xlink:type="simple" xlink:href="https://dev.twitter.com/docs/api/1.1/get/search/tweets" text:style-name="Internet_20_link" text:visited-style-name="Visited_20_Internet_20_Link">https://dev.twitter.com/docs/api/1.1/get/search/tweets</text:a>. Most modern APIs use something like oauth. Httr works well with Facebook, Google, Twitter, Github, etc (go and see the video examples of httr on github where they show how to access to APIs from the different websites).</text:p>
      <text:p text:style-name="P3">For github:</text:p>
      <text:p text:style-name="P3"><text:a xlink:type="simple" xlink:href="https://developer.github.com/guides/getting-started/" text:style-name="Internet_20_link" text:visited-style-name="Visited_20_Internet_20_Link">https://developer.github.com/guides/getting-started/</text:a></text:p>
      <text:p text:style-name="P3"/>
      <text:p text:style-name="P35">#Accessing Twitter from R (uses the httr package)</text:p>
      <text:p text:style-name="P27">myapp = oauth_app("twitter",key="yourConsumerKeyHere",secret="yourConsumerSecretHere")</text:p>
      <text:p text:style-name="P27">sig = sign_oauth1.0(myapp,token = "yourTokenHere", token_secret = "yourTokenSecretHere")</text:p>
      <text:p text:style-name="P27"/>
      <text:p text:style-name="P27">homeTL = GET("https://api.twitter.com/1.1/statuses/home_timeline.json", sig)</text:p>
      <text:p text:style-name="P35">#here version of the API is 1.1, and I will get a .json file, and piss it through the sig OAuth</text:p>
      <text:p text:style-name="P27"/>
      <text:p text:style-name="P27">json1 = content(homeTL) <text:span text:style-name="T73">#content will recognize and extract the data in an structured R object</text:span></text:p>
      <text:p text:style-name="P27">json2 = jsonlite::fromJSON(toJSON(json1)) <text:span text:style-name="T73">#reformat the structured data into a data.frame using the jsonLite package</text:span></text:p>
      <text:p text:style-name="P27">json2[1,1:4] <text:span text:style-name="T73">#looking at the first 4 columns of the 1st row</text:span></text:p>
      <text:p text:style-name="P27"/>
      <text:p text:style-name="P41">httr allows <text:span text:style-name="T20">GET, POST, PUT, DELETE</text:span> requests if you are authorized</text:p>
      <text:p text:style-name="P27"/>
      <text:p text:style-name="P3">Other API packages:</text:p>
      <text:list xml:id="list333432622101630619" text:style-name="L21">
        <text:list-item>
          <text:p text:style-name="P88"><text:span text:style-name="T20">twitteR</text:span> for twitter</text:p>
        </text:list-item>
        <text:list-item>
          <text:p text:style-name="P88"><text:span text:style-name="T20">rfigshare</text:span> for figshare</text:p>
        </text:list-item>
        <text:list-item>
          <text:p text:style-name="P88"><text:span text:style-name="T20">rplos</text:span> for PloS</text:p>
        </text:list-item>
        <text:list-item>
          <text:p text:style-name="P83">rOpenSci</text:p>
        </text:list-item>
        <text:list-item>
          <text:p text:style-name="P88"><text:span text:style-name="T20">Rfacebook</text:span> for facebook</text:p>
        </text:list-item>
        <text:list-item>
          <text:p text:style-name="P88"><text:span text:style-name="T20">RgoogleMaps</text:span> for Google map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dz</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7H19M47S</meta:editing-duration>
    <meta:editing-cycles>369</meta:editing-cycles>
    <meta:generator>OpenOffice/4.1.1$Win32 OpenOffice.org_project/411m6$Build-9775</meta:generator>
    <dc:date>2015-05-20T10:51:04.25</dc:date>
    <dc:creator>Catherine Lim</dc:creator>
    <meta:document-statistic meta:table-count="0" meta:image-count="0" meta:object-count="0" meta:page-count="18" meta:paragraph-count="698" meta:word-count="5792" meta:character-count="39609"/>
    <meta:user-defined meta:name="Info 1"/>
    <meta:user-defined meta:name="Info 2"/>
    <meta:user-defined meta:name="Info 3"/>
    <meta:user-defined meta:name="Info 4"/>
  </office:meta>
</office:document-meta>
</file>